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0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1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5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/>
    <style:style style:name="ce68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69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070C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92D05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BA067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fo:color="#9BC2E6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fo:color="#E5AB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5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6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78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Default" style:data-style-name="N0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Default" style:data-style-name="N19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8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9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60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486800" table:style-name="ce7">
            <text:p>10.486.800</text:p>
          </table:table-cell>
          <table:table-cell office:value-type="float" office:value="264000" table:style-name="ce7">
            <text:p>264.000</text:p>
          </table:table-cell>
          <table:table-cell office:value-type="float" office:value="2619500" table:style-name="ce7">
            <text:p>2.6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5241000" table:style-name="ce9">
            <text:p>15.241.000</text:p>
          </table:table-cell>
          <table:table-cell office:value-type="float" office:value="15062814" table:style-name="ce9">
            <text:p>15.062.814</text:p>
          </table:table-cell>
          <table:table-cell office:value-type="percentage" office:value="0.98830877239026316" table:style-name="ce10">
            <text:p>98,8%</text:p>
          </table:table-cell>
          <table:table-cell office:value-type="float" office:value="7177726" table:style-name="ce8">
            <text:p>7.177.726</text:p>
          </table:table-cell>
          <table:table-cell office:value-type="float" office:value="6856336" table:style-name="ce8">
            <text:p>6.856.336</text:p>
          </table:table-cell>
          <table:table-cell office:value-type="float" office:value="2065871" table:style-name="ce8">
            <text:p>2.065.871</text:p>
          </table:table-cell>
          <table:table-cell office:value-type="date" office:date-value="2022-01-03T00:00:00" table:style-name="ce11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675761" table:style-name="ce7">
            <text:p>1.675.761</text:p>
          </table:table-cell>
          <table:table-cell office:value-type="float" office:value="36000" table:style-name="ce7">
            <text:p>36.000</text:p>
          </table:table-cell>
          <table:table-cell office:value-type="float" office:value="368490" table:style-name="ce7">
            <text:p>368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399016" table:style-name="ce14">
            <text:p>2.399.016</text:p>
          </table:table-cell>
          <table:table-cell office:value-type="float" office:value="2368286" table:style-name="ce14">
            <text:p>2.368.286</text:p>
          </table:table-cell>
          <table:table-cell office:value-type="percentage" office:value="0.98719058147173677" table:style-name="ce15">
            <text:p>98,7%</text:p>
          </table:table-cell>
          <table:table-cell office:value-type="float" office:value="1116157" table:style-name="ce13">
            <text:p>1.116.157</text:p>
          </table:table-cell>
          <table:table-cell office:value-type="float" office:value="1066286" table:style-name="ce13">
            <text:p>1.066.286</text:p>
          </table:table-cell>
          <table:table-cell office:value-type="float" office:value="418859" table:style-name="ce13">
            <text:p>418.859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47025" table:style-name="ce7">
            <text:p>1.447.025</text:p>
          </table:table-cell>
          <table:table-cell office:value-type="float" office:value="24000" table:style-name="ce7">
            <text:p>24.000</text:p>
          </table:table-cell>
          <table:table-cell office:value-type="float" office:value="441040" table:style-name="ce7">
            <text:p>44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175965" table:style-name="ce14">
            <text:p>2.175.965</text:p>
          </table:table-cell>
          <table:table-cell office:value-type="float" office:value="2081697.5" table:style-name="ce14">
            <text:p>2.081.698</text:p>
          </table:table-cell>
          <table:table-cell office:value-type="percentage" office:value="0.95667784178513904" table:style-name="ce15">
            <text:p>95,7%</text:p>
          </table:table-cell>
          <table:table-cell office:value-type="float" office:value="901208" table:style-name="ce13">
            <text:p>901.208</text:p>
          </table:table-cell>
          <table:table-cell office:value-type="float" office:value="870192" table:style-name="ce13">
            <text:p>870.192</text:p>
          </table:table-cell>
          <table:table-cell office:value-type="float" office:value="486635" table:style-name="ce13">
            <text:p>486.635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36000" table:style-name="ce7">
            <text:p>36.000</text:p>
          </table:table-cell>
          <table:table-cell office:value-type="float" office:value="467070" table:style-name="ce7">
            <text:p>467.070</text:p>
          </table:table-cell>
          <table:table-cell office:value-type="float" office:value="225400" table:style-name="ce7">
            <text:p>225.400</text:p>
          </table:table-cell>
          <table:table-cell office:value-type="float" office:value="56420" table:style-name="ce13">
            <text:p>56.420</text:p>
          </table:table-cell>
          <table:table-cell office:value-type="float" office:value="2103774" table:style-name="ce14">
            <text:p>2.103.774</text:p>
          </table:table-cell>
          <table:table-cell office:value-type="float" office:value="1850670" table:style-name="ce14">
            <text:p>1.850.670</text:p>
          </table:table-cell>
          <table:table-cell office:value-type="percentage" office:value="0.87969049907452035" table:style-name="ce15">
            <text:p>88,0%</text:p>
          </table:table-cell>
          <table:table-cell office:value-type="float" office:value="899901" table:style-name="ce13">
            <text:p>899.901</text:p>
          </table:table-cell>
          <table:table-cell office:value-type="float" office:value="867533" table:style-name="ce13">
            <text:p>867.533</text:p>
          </table:table-cell>
          <table:table-cell office:value-type="float" office:value="257557" table:style-name="ce13">
            <text:p>257.557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503770" table:style-name="ce7">
            <text:p>2.503.770</text:p>
          </table:table-cell>
          <table:table-cell office:value-type="float" office:value="54000" table:style-name="ce7">
            <text:p>54.000</text:p>
          </table:table-cell>
          <table:table-cell office:value-type="float" office:value="674700" table:style-name="ce7">
            <text:p>6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821920" table:style-name="ce14">
            <text:p>3.821.920</text:p>
          </table:table-cell>
          <table:table-cell office:value-type="float" office:value="3701191.5" table:style-name="ce14">
            <text:p>3.701.192</text:p>
          </table:table-cell>
          <table:table-cell office:value-type="percentage" office:value="0.96841155754175912" table:style-name="ce15">
            <text:p>96,8%</text:p>
          </table:table-cell>
          <table:table-cell office:value-type="float" office:value="1761544" table:style-name="ce13">
            <text:p>1.761.544</text:p>
          </table:table-cell>
          <table:table-cell office:value-type="float" office:value="1664750" table:style-name="ce13">
            <text:p>1.664.750</text:p>
          </table:table-cell>
          <table:table-cell office:value-type="float" office:value="569674" table:style-name="ce13">
            <text:p>569.674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44305" table:style-name="ce7">
            <text:p>844.305</text:p>
          </table:table-cell>
          <table:table-cell office:value-type="float" office:value="18000" table:style-name="ce7">
            <text:p>18.000</text:p>
          </table:table-cell>
          <table:table-cell office:value-type="float" office:value="145400" table:style-name="ce7">
            <text:p>145.4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155105" table:style-name="ce14">
            <text:p>1.155.105</text:p>
          </table:table-cell>
          <table:table-cell office:value-type="float" office:value="1117586.5" table:style-name="ce14">
            <text:p>1.117.587</text:p>
          </table:table-cell>
          <table:table-cell office:value-type="percentage" office:value="0.96751940299799588" table:style-name="ce15">
            <text:p>96,8%</text:p>
          </table:table-cell>
          <table:table-cell office:value-type="float" office:value="507483" table:style-name="ce13">
            <text:p>507.483</text:p>
          </table:table-cell>
          <table:table-cell office:value-type="float" office:value="484566" table:style-name="ce13">
            <text:p>484.566</text:p>
          </table:table-cell>
          <table:table-cell office:value-type="float" office:value="206923" table:style-name="ce13">
            <text:p>206.923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393" table:style-name="ce7">
            <text:p>3.867.393</text:p>
          </table:table-cell>
          <table:table-cell office:value-type="float" office:value="54000" table:style-name="ce7">
            <text:p>54.000</text:p>
          </table:table-cell>
          <table:table-cell office:value-type="float" office:value="611570" table:style-name="ce7">
            <text:p>611.5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0" table:style-name="ce13">
            <text:p>95.310</text:p>
          </table:table-cell>
          <table:table-cell office:value-type="float" office:value="5094443" table:style-name="ce14">
            <text:p>5.094.443</text:p>
          </table:table-cell>
          <table:table-cell office:value-type="float" office:value="4748151.5" table:style-name="ce14">
            <text:p>4.748.152</text:p>
          </table:table-cell>
          <table:table-cell office:value-type="percentage" office:value="0.93202564048709546" table:style-name="ce15">
            <text:p>93,2%</text:p>
          </table:table-cell>
          <table:table-cell office:value-type="float" office:value="2078337" table:style-name="ce13">
            <text:p>2.078.337</text:p>
          </table:table-cell>
          <table:table-cell office:value-type="float" office:value="1994733" table:style-name="ce13">
            <text:p>1.994.733</text:p>
          </table:table-cell>
          <table:table-cell office:value-type="float" office:value="966913" table:style-name="ce13">
            <text:p>966.913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531745" table:style-name="ce7">
            <text:p>2.531.745</text:p>
          </table:table-cell>
          <table:table-cell office:value-type="float" office:value="60000" table:style-name="ce7">
            <text:p>60.000</text:p>
          </table:table-cell>
          <table:table-cell office:value-type="float" office:value="821270" table:style-name="ce7">
            <text:p>821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888850" table:style-name="ce14">
            <text:p>3.888.850</text:p>
          </table:table-cell>
          <table:table-cell office:value-type="float" office:value="3560097.5" table:style-name="ce14">
            <text:p>3.560.098</text:p>
          </table:table-cell>
          <table:table-cell office:value-type="percentage" office:value="0.91546279748511772" table:style-name="ce15">
            <text:p>91,5%</text:p>
          </table:table-cell>
          <table:table-cell office:value-type="float" office:value="1695413" table:style-name="ce13">
            <text:p>1.695.413</text:p>
          </table:table-cell>
          <table:table-cell office:value-type="float" office:value="1588415" table:style-name="ce13">
            <text:p>1.588.415</text:p>
          </table:table-cell>
          <table:table-cell office:value-type="float" office:value="641057" table:style-name="ce13">
            <text:p>641.057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569700" table:style-name="ce7">
            <text:p>8.569.700</text:p>
          </table:table-cell>
          <table:table-cell office:value-type="float" office:value="234000" table:style-name="ce7">
            <text:p>234.000</text:p>
          </table:table-cell>
          <table:table-cell office:value-type="float" office:value="2954900" table:style-name="ce7">
            <text:p>2.95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3648650" table:style-name="ce14">
            <text:p>13.648.650</text:p>
          </table:table-cell>
          <table:table-cell office:value-type="float" office:value="12910783" table:style-name="ce14">
            <text:p>12.910.783</text:p>
          </table:table-cell>
          <table:table-cell office:value-type="percentage" office:value="0.94593846277837002" table:style-name="ce15">
            <text:p>94,6%</text:p>
          </table:table-cell>
          <table:table-cell office:value-type="float" office:value="6324913" table:style-name="ce13">
            <text:p>6.324.913</text:p>
          </table:table-cell>
          <table:table-cell office:value-type="float" office:value="6010540" table:style-name="ce13">
            <text:p>6.010.540</text:p>
          </table:table-cell>
          <table:table-cell office:value-type="float" office:value="2191801" table:style-name="ce13">
            <text:p>2.191.801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256180" table:style-name="ce7">
            <text:p>6.256.180</text:p>
          </table:table-cell>
          <table:table-cell office:value-type="float" office:value="150000" table:style-name="ce7">
            <text:p>150.000</text:p>
          </table:table-cell>
          <table:table-cell office:value-type="float" office:value="1843650" table:style-name="ce7">
            <text:p>1.84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9326855" table:style-name="ce14">
            <text:p>9.326.855</text:p>
          </table:table-cell>
          <table:table-cell office:value-type="float" office:value="9004386.5" table:style-name="ce14">
            <text:p>9.004.387</text:p>
          </table:table-cell>
          <table:table-cell office:value-type="percentage" office:value="0.96542580537598155" table:style-name="ce15">
            <text:p>96,5%</text:p>
          </table:table-cell>
          <table:table-cell office:value-type="float" office:value="4252413" table:style-name="ce13">
            <text:p>4.252.413</text:p>
          </table:table-cell>
          <table:table-cell office:value-type="float" office:value="4073295" table:style-name="ce13">
            <text:p>4.073.295</text:p>
          </table:table-cell>
          <table:table-cell office:value-type="float" office:value="1515490" table:style-name="ce13">
            <text:p>1.515.490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464233" table:style-name="ce7">
            <text:p>1.464.233</text:p>
          </table:table-cell>
          <table:table-cell office:value-type="float" office:value="30000" table:style-name="ce7">
            <text:p>30.000</text:p>
          </table:table-cell>
          <table:table-cell office:value-type="float" office:value="251770" table:style-name="ce7">
            <text:p>251.770</text:p>
          </table:table-cell>
          <table:table-cell office:value-type="float" office:value="182600" table:style-name="ce7">
            <text:p>182.600</text:p>
          </table:table-cell>
          <table:table-cell office:value-type="float" office:value="41255" table:style-name="ce13">
            <text:p>41.255</text:p>
          </table:table-cell>
          <table:table-cell office:value-type="float" office:value="1969858" table:style-name="ce14">
            <text:p>1.969.858</text:p>
          </table:table-cell>
          <table:table-cell office:value-type="float" office:value="2042104.5" table:style-name="ce14">
            <text:p>2.042.105</text:p>
          </table:table-cell>
          <table:table-cell office:value-type="percentage" office:value="1" table:style-name="ce15">
            <text:p>100,0%</text:p>
          </table:table-cell>
          <table:table-cell office:value-type="float" office:value="930797" table:style-name="ce13">
            <text:p>930.797</text:p>
          </table:table-cell>
          <table:table-cell office:value-type="float" office:value="892536" table:style-name="ce13">
            <text:p>892.536</text:p>
          </table:table-cell>
          <table:table-cell office:value-type="float" office:value="375895" table:style-name="ce13">
            <text:p>375.895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60000" table:style-name="ce7">
            <text:p>60.000</text:p>
          </table:table-cell>
          <table:table-cell office:value-type="float" office:value="785000" table:style-name="ce7">
            <text:p>785.0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415679" table:style-name="ce14">
            <text:p>5.415.679</text:p>
          </table:table-cell>
          <table:table-cell office:value-type="float" office:value="5557724" table:style-name="ce14">
            <text:p>5.557.724</text:p>
          </table:table-cell>
          <table:table-cell office:value-type="percentage" office:value="1" table:style-name="ce15">
            <text:p>100,0%</text:p>
          </table:table-cell>
          <table:table-cell office:value-type="float" office:value="2389677" table:style-name="ce13">
            <text:p>2.389.677</text:p>
          </table:table-cell>
          <table:table-cell office:value-type="float" office:value="2311357" table:style-name="ce13">
            <text:p>2.311.357</text:p>
          </table:table-cell>
          <table:table-cell office:value-type="float" office:value="1395286" table:style-name="ce13">
            <text:p>1.395.286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12000" table:style-name="ce7">
            <text:p>12.000</text:p>
          </table:table-cell>
          <table:table-cell office:value-type="float" office:value="91600" table:style-name="ce7">
            <text:p>91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93305" table:style-name="ce14">
            <text:p>593.305</text:p>
          </table:table-cell>
          <table:table-cell office:value-type="float" office:value="573637.5" table:style-name="ce14">
            <text:p>573.638</text:p>
          </table:table-cell>
          <table:table-cell office:value-type="percentage" office:value="0.96685094512940228" table:style-name="ce15">
            <text:p>96,7%</text:p>
          </table:table-cell>
          <table:table-cell office:value-type="float" office:value="271330" table:style-name="ce13">
            <text:p>271.330</text:p>
          </table:table-cell>
          <table:table-cell office:value-type="float" office:value="259144" table:style-name="ce13">
            <text:p>259.144</text:p>
          </table:table-cell>
          <table:table-cell office:value-type="float" office:value="101515" table:style-name="ce13">
            <text:p>101.515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228535" table:style-name="ce7">
            <text:p>8.228.535</text:p>
          </table:table-cell>
          <table:table-cell office:value-type="float" office:value="204000" table:style-name="ce7">
            <text:p>204.000</text:p>
          </table:table-cell>
          <table:table-cell office:value-type="float" office:value="2120800" table:style-name="ce7">
            <text:p>2.12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2096885" table:style-name="ce14">
            <text:p>12.096.885</text:p>
          </table:table-cell>
          <table:table-cell office:value-type="float" office:value="11737382.5" table:style-name="ce14">
            <text:p>11.737.383</text:p>
          </table:table-cell>
          <table:table-cell office:value-type="percentage" office:value="0.97028139888905285" table:style-name="ce15">
            <text:p>97,0%</text:p>
          </table:table-cell>
          <table:table-cell office:value-type="float" office:value="5610741" table:style-name="ce13">
            <text:p>5.610.741</text:p>
          </table:table-cell>
          <table:table-cell office:value-type="float" office:value="5338788" table:style-name="ce13">
            <text:p>5.338.788</text:p>
          </table:table-cell>
          <table:table-cell office:value-type="float" office:value="1988962" table:style-name="ce13">
            <text:p>1.988.962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8000" table:style-name="ce7">
            <text:p>48.000</text:p>
          </table:table-cell>
          <table:table-cell office:value-type="float" office:value="548000" table:style-name="ce7">
            <text:p>54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605175" table:style-name="ce14">
            <text:p>2.605.175</text:p>
          </table:table-cell>
          <table:table-cell office:value-type="float" office:value="2528543.5" table:style-name="ce14">
            <text:p>2.528.544</text:p>
          </table:table-cell>
          <table:table-cell office:value-type="percentage" office:value="0.9705848935292255" table:style-name="ce15">
            <text:p>97,1%</text:p>
          </table:table-cell>
          <table:table-cell office:value-type="float" office:value="1258213" table:style-name="ce13">
            <text:p>1.258.213</text:p>
          </table:table-cell>
          <table:table-cell office:value-type="float" office:value="1189789" table:style-name="ce13">
            <text:p>1.189.789</text:p>
          </table:table-cell>
          <table:table-cell office:value-type="float" office:value="368091" table:style-name="ce13">
            <text:p>368.091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22075" table:style-name="ce7">
            <text:p>822.075</text:p>
          </table:table-cell>
          <table:table-cell office:value-type="float" office:value="18000" table:style-name="ce7">
            <text:p>18.000</text:p>
          </table:table-cell>
          <table:table-cell office:value-type="float" office:value="226500" table:style-name="ce7">
            <text:p>226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226925" table:style-name="ce14">
            <text:p>1.226.925</text:p>
          </table:table-cell>
          <table:table-cell office:value-type="float" office:value="1181591.5" table:style-name="ce14">
            <text:p>1.181.592</text:p>
          </table:table-cell>
          <table:table-cell office:value-type="percentage" office:value="0.96305112374432011" table:style-name="ce15">
            <text:p>96,3%</text:p>
          </table:table-cell>
          <table:table-cell office:value-type="float" office:value="552793" table:style-name="ce13">
            <text:p>552.793</text:p>
          </table:table-cell>
          <table:table-cell office:value-type="float" office:value="529726" table:style-name="ce13">
            <text:p>529.726</text:p>
          </table:table-cell>
          <table:table-cell office:value-type="float" office:value="209799" table:style-name="ce13">
            <text:p>209.799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842920" table:style-name="ce7">
            <text:p>2.842.920</text:p>
          </table:table-cell>
          <table:table-cell office:value-type="float" office:value="60000" table:style-name="ce7">
            <text:p>60.000</text:p>
          </table:table-cell>
          <table:table-cell office:value-type="float" office:value="742900" table:style-name="ce7">
            <text:p>742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4191320" table:style-name="ce14">
            <text:p>4.191.320</text:p>
          </table:table-cell>
          <table:table-cell office:value-type="float" office:value="4004591" table:style-name="ce14">
            <text:p>4.004.591</text:p>
          </table:table-cell>
          <table:table-cell office:value-type="percentage" office:value="0.95544864147810238" table:style-name="ce15">
            <text:p>95,5%</text:p>
          </table:table-cell>
          <table:table-cell office:value-type="float" office:value="1898329" table:style-name="ce13">
            <text:p>1.898.329</text:p>
          </table:table-cell>
          <table:table-cell office:value-type="float" office:value="1810805" table:style-name="ce13">
            <text:p>1.810.805</text:p>
          </table:table-cell>
          <table:table-cell office:value-type="float" office:value="761488" table:style-name="ce13">
            <text:p>761.488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6000" table:style-name="ce7">
            <text:p>6.00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8225" table:style-name="ce14">
            <text:p>148.225</text:p>
          </table:table-cell>
          <table:table-cell office:value-type="float" office:value="130652" table:style-name="ce14">
            <text:p>130.652</text:p>
          </table:table-cell>
          <table:table-cell office:value-type="percentage" office:value="0.88144375105414063" table:style-name="ce15">
            <text:p>88,1%</text:p>
          </table:table-cell>
          <table:table-cell office:value-type="float" office:value="66179" table:style-name="ce13">
            <text:p>66.179</text:p>
          </table:table-cell>
          <table:table-cell office:value-type="float" office:value="61289" table:style-name="ce13">
            <text:p>61.289</text:p>
          </table:table-cell>
          <table:table-cell office:value-type="float" office:value="17167" table:style-name="ce13">
            <text:p>17.167</text:p>
          </table:table-cell>
          <table:table-cell office:value-type="date" office:date-value="2022-01-03T00:00:00" table:style-name="ce16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6000" table:style-name="ce7">
            <text:p>6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7100" table:style-name="ce14">
            <text:p>147.100</text:p>
          </table:table-cell>
          <table:table-cell office:value-type="float" office:value="127868.5" table:style-name="ce14">
            <text:p>127.869</text:p>
          </table:table-cell>
          <table:table-cell office:value-type="percentage" office:value="0.8692624065261727" table:style-name="ce15">
            <text:p>86,9%</text:p>
          </table:table-cell>
          <table:table-cell office:value-type="float" office:value="63682" table:style-name="ce13">
            <text:p>63.682</text:p>
          </table:table-cell>
          <table:table-cell office:value-type="float" office:value="58674" table:style-name="ce13">
            <text:p>58.674</text:p>
          </table:table-cell>
          <table:table-cell office:value-type="float" office:value="19752" table:style-name="ce13">
            <text:p>19.752</text:p>
          </table:table-cell>
          <table:table-cell office:value-type="date" office:date-value="2022-01-03T00:00:00" table:style-name="ce17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205945" table:style-name="ce14">
            <text:p>205.945</text:p>
          </table:table-cell>
          <table:table-cell office:value-type="percentage" office:value="0.9703493248145949" table:style-name="ce15">
            <text:p>97,0%</text:p>
          </table:table-cell>
          <table:table-cell office:value-type="float" office:value="95322" table:style-name="ce13">
            <text:p>95.322</text:p>
          </table:table-cell>
          <table:table-cell office:value-type="float" office:value="92054" table:style-name="ce13">
            <text:p>92.054</text:p>
          </table:table-cell>
          <table:table-cell office:value-type="float" office:value="37054" table:style-name="ce13">
            <text:p>37.054</text:p>
          </table:table-cell>
          <table:table-cell office:value-type="date" office:date-value="2022-01-03T00:00:00" table:style-name="ce17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130" table:style-name="ce7">
            <text:p>6.130</text:p>
          </table:table-cell>
          <table:table-cell office:value-type="float" office:value="0" table:style-name="ce7">
            <text:p>0</text:p>
          </table:table-cell>
          <table:table-cell office:value-type="float" office:value="4640" table:style-name="ce13">
            <text:p>4.640</text:p>
          </table:table-cell>
          <table:table-cell office:value-type="float" office:value="10770" table:style-name="ce14">
            <text:p>10.770</text:p>
          </table:table-cell>
          <table:table-cell office:value-type="float" office:value="10732.5" table:style-name="ce14">
            <text:p>10.733</text:p>
          </table:table-cell>
          <table:table-cell office:value-type="percentage" office:value="0.99651810584958223" table:style-name="ce15">
            <text:p>99,7%</text:p>
          </table:table-cell>
          <table:table-cell office:value-type="float" office:value="7837" table:style-name="ce13">
            <text:p>7.837</text:p>
          </table:table-cell>
          <table:table-cell office:value-type="float" office:value="7370" table:style-name="ce13">
            <text:p>7.370</text:p>
          </table:table-cell>
          <table:table-cell office:value-type="float" office:value="409" table:style-name="ce13">
            <text:p>409</text:p>
          </table:table-cell>
          <table:table-cell office:value-type="date" office:date-value="2022-01-03T00:00:00" table:style-name="ce17">
            <text:p>03/01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9085843" table:style-name="ce19">
            <text:p>59.085.843</text:p>
          </table:table-cell>
          <table:table-cell office:value-type="float" office:value="1374000" table:style-name="ce19">
            <text:p>1.374.000</text:p>
          </table:table-cell>
          <table:table-cell office:value-type="float" office:value="15824360" table:style-name="ce20">
            <text:p>15.824.360</text:p>
          </table:table-cell>
          <table:table-cell office:value-type="float" office:value="9048320" table:style-name="ce21">
            <text:p>9.048.320</text:p>
          </table:table-cell>
          <table:table-cell office:value-type="float" office:value="2140535" table:style-name="ce22">
            <text:p>2.140.535</text:p>
          </table:table-cell>
          <table:table-cell office:value-type="float" office:value="87473058" table:style-name="ce23">
            <text:p>87.473.058</text:p>
          </table:table-cell>
          <table:table-cell office:value-type="float" office:value="84506436.5" table:style-name="ce23">
            <text:p>84.506.437</text:p>
          </table:table-cell>
          <table:table-cell office:value-type="percentage" office:value="0.9660853116624778" table:style-name="ce24">
            <text:p>96,6%</text:p>
          </table:table-cell>
          <table:table-cell office:value-type="float" office:value="39859995" table:style-name="ce23">
            <text:p>39.859.995</text:p>
          </table:table-cell>
          <table:table-cell office:value-type="float" office:value="38028178" table:style-name="ce23">
            <text:p>38.028.178</text:p>
          </table:table-cell>
          <table:table-cell office:value-type="float" office:value="14596198" table:style-name="ce23">
            <text:p>14.596.198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979797" table:style-name="ce31">
            <text:p>6.979.797</text:p>
          </table:table-cell>
          <table:table-cell office:value-type="percentage" office:value="0.93663720020531471" table:style-name="ce32">
            <text:p>93,7%</text:p>
          </table:table-cell>
          <table:table-cell office:value-type="float" office:value="6856336" table:style-name="ce31">
            <text:p>6.856.336</text:p>
          </table:table-cell>
          <table:table-cell office:value-type="percentage" office:value="0.92006964596633778" table:style-name="ce32">
            <text:p>92,0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85804" table:style-name="ce31">
            <text:p>1.085.804</text:p>
          </table:table-cell>
          <table:table-cell office:value-type="percentage" office:value="0.91618669281279586" table:style-name="ce32">
            <text:p>91,6%</text:p>
          </table:table-cell>
          <table:table-cell office:value-type="float" office:value="1066286" table:style-name="ce31">
            <text:p>1.066.286</text:p>
          </table:table-cell>
          <table:table-cell office:value-type="percentage" office:value="0.89971766905683237" table:style-name="ce32">
            <text:p>90,0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9851" table:style-name="ce31">
            <text:p>879.851</text:p>
          </table:table-cell>
          <table:table-cell office:value-type="percentage" office:value="0.94209825821504245" table:style-name="ce32">
            <text:p>94,2%</text:p>
          </table:table-cell>
          <table:table-cell office:value-type="float" office:value="870192" table:style-name="ce31">
            <text:p>870.192</text:p>
          </table:table-cell>
          <table:table-cell office:value-type="percentage" office:value="0.93175590811701559" table:style-name="ce32">
            <text:p>93,2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86954" table:style-name="ce31">
            <text:p>886.954</text:p>
          </table:table-cell>
          <table:table-cell office:value-type="percentage" office:value="0.8570705221057392" table:style-name="ce32">
            <text:p>85,7%</text:p>
          </table:table-cell>
          <table:table-cell office:value-type="float" office:value="867533" table:style-name="ce31">
            <text:p>867.533</text:p>
          </table:table-cell>
          <table:table-cell office:value-type="percentage" office:value="0.83830385933651375" table:style-name="ce32">
            <text:p>83,8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717372" table:style-name="ce31">
            <text:p>1.717.372</text:p>
          </table:table-cell>
          <table:table-cell office:value-type="percentage" office:value="0.8758643270463603" table:style-name="ce32">
            <text:p>87,6%</text:p>
          </table:table-cell>
          <table:table-cell office:value-type="float" office:value="1664750" table:style-name="ce31">
            <text:p>1.664.750</text:p>
          </table:table-cell>
          <table:table-cell office:value-type="percentage" office:value="0.84902696588184057" table:style-name="ce32">
            <text:p>84,9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90919" table:style-name="ce31">
            <text:p>490.919</text:p>
          </table:table-cell>
          <table:table-cell office:value-type="percentage" office:value="0.93664131021679864" table:style-name="ce32">
            <text:p>93,7%</text:p>
          </table:table-cell>
          <table:table-cell office:value-type="float" office:value="484566" table:style-name="ce31">
            <text:p>484.566</text:p>
          </table:table-cell>
          <table:table-cell office:value-type="percentage" office:value="0.92452020216474251" table:style-name="ce32">
            <text:p>92,5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33572" table:style-name="ce31">
            <text:p>2.033.572</text:p>
          </table:table-cell>
          <table:table-cell office:value-type="percentage" office:value="0.93443731036786626" table:style-name="ce32">
            <text:p>93,4%</text:p>
          </table:table-cell>
          <table:table-cell office:value-type="float" office:value="1994733" table:style-name="ce31">
            <text:p>1.994.733</text:p>
          </table:table-cell>
          <table:table-cell office:value-type="percentage" office:value="0.91659058023125073" table:style-name="ce32">
            <text:p>91,7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49535" table:style-name="ce31">
            <text:p>1.649.535</text:p>
          </table:table-cell>
          <table:table-cell office:value-type="percentage" office:value="0.91195797839874748" table:style-name="ce32">
            <text:p>91,2%</text:p>
          </table:table-cell>
          <table:table-cell office:value-type="float" office:value="1588415" table:style-name="ce31">
            <text:p>1.588.415</text:p>
          </table:table-cell>
          <table:table-cell office:value-type="percentage" office:value="0.87816732125007735" table:style-name="ce32">
            <text:p>87,8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179555" table:style-name="ce31">
            <text:p>6.179.555</text:p>
          </table:table-cell>
          <table:table-cell office:value-type="percentage" office:value="0.89971332312225916" table:style-name="ce32">
            <text:p>90,0%</text:p>
          </table:table-cell>
          <table:table-cell office:value-type="float" office:value="6010540" table:style-name="ce31">
            <text:p>6.010.540</text:p>
          </table:table-cell>
          <table:table-cell office:value-type="percentage" office:value="0.87510555649383548" table:style-name="ce32">
            <text:p>87,5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145843" table:style-name="ce31">
            <text:p>4.145.843</text:p>
          </table:table-cell>
          <table:table-cell office:value-type="percentage" office:value="0.92366734329087108" table:style-name="ce32">
            <text:p>92,4%</text:p>
          </table:table-cell>
          <table:table-cell office:value-type="float" office:value="4073295" table:style-name="ce31">
            <text:p>4.073.295</text:p>
          </table:table-cell>
          <table:table-cell office:value-type="percentage" office:value="0.90750411221312255" table:style-name="ce32">
            <text:p>90,8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6047" table:style-name="ce31">
            <text:p>906.047</text:p>
          </table:table-cell>
          <table:table-cell office:value-type="percentage" office:value="0.95029561470763146" table:style-name="ce32">
            <text:p>95,0%</text:p>
          </table:table-cell>
          <table:table-cell office:value-type="float" office:value="892536" table:style-name="ce31">
            <text:p>892.536</text:p>
          </table:table-cell>
          <table:table-cell office:value-type="percentage" office:value="0.93612477803987049" table:style-name="ce32">
            <text:p>93,6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32954" table:style-name="ce31">
            <text:p>2.332.954</text:p>
          </table:table-cell>
          <table:table-cell office:value-type="percentage" office:value="0.95048150394968911" table:style-name="ce32">
            <text:p>95,0%</text:p>
          </table:table-cell>
          <table:table-cell office:value-type="float" office:value="2311357" table:style-name="ce31">
            <text:p>2.311.357</text:p>
          </table:table-cell>
          <table:table-cell office:value-type="percentage" office:value="0.94168255247409138" table:style-name="ce32">
            <text:p>94,2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4788" table:style-name="ce31">
            <text:p>264.788</text:p>
          </table:table-cell>
          <table:table-cell office:value-type="percentage" office:value="0.93245061098003312" table:style-name="ce32">
            <text:p>93,2%</text:p>
          </table:table-cell>
          <table:table-cell office:value-type="float" office:value="259144" table:style-name="ce31">
            <text:p>259.144</text:p>
          </table:table-cell>
          <table:table-cell office:value-type="percentage" office:value="0.91257527203577837" table:style-name="ce32">
            <text:p>91,3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471785" table:style-name="ce31">
            <text:p>5.471.785</text:p>
          </table:table-cell>
          <table:table-cell office:value-type="percentage" office:value="0.91532998758601836" table:style-name="ce32">
            <text:p>91,5%</text:p>
          </table:table-cell>
          <table:table-cell office:value-type="float" office:value="5338788" table:style-name="ce31">
            <text:p>5.338.788</text:p>
          </table:table-cell>
          <table:table-cell office:value-type="percentage" office:value="0.89308201140293053" table:style-name="ce32">
            <text:p>89,3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222534" table:style-name="ce31">
            <text:p>1.222.534</text:p>
          </table:table-cell>
          <table:table-cell office:value-type="percentage" office:value="0.93313447372297709" table:style-name="ce32">
            <text:p>93,3%</text:p>
          </table:table-cell>
          <table:table-cell office:value-type="float" office:value="1189789" table:style-name="ce31">
            <text:p>1.189.789</text:p>
          </table:table-cell>
          <table:table-cell office:value-type="percentage" office:value="0.90814090434817119" table:style-name="ce32">
            <text:p>90,8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6387" table:style-name="ce31">
            <text:p>536.387</text:p>
          </table:table-cell>
          <table:table-cell office:value-type="percentage" office:value="0.92265125895753708" table:style-name="ce32">
            <text:p>92,3%</text:p>
          </table:table-cell>
          <table:table-cell office:value-type="float" office:value="529726" table:style-name="ce31">
            <text:p>529.726</text:p>
          </table:table-cell>
          <table:table-cell office:value-type="percentage" office:value="0.91119352408343279" table:style-name="ce32">
            <text:p>91,1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47592" table:style-name="ce31">
            <text:p>1.847.592</text:p>
          </table:table-cell>
          <table:table-cell office:value-type="percentage" office:value="0.93127272305706366" table:style-name="ce32">
            <text:p>93,1%</text:p>
          </table:table-cell>
          <table:table-cell office:value-type="float" office:value="1810805" table:style-name="ce31">
            <text:p>1.810.805</text:p>
          </table:table-cell>
          <table:table-cell office:value-type="percentage" office:value="0.91273035566041971" table:style-name="ce32">
            <text:p>91,3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4052" table:style-name="ce31">
            <text:p>64.052</text:p>
          </table:table-cell>
          <table:table-cell office:value-type="percentage" office:value="0.90258578172338477" table:style-name="ce32">
            <text:p>90,3%</text:p>
          </table:table-cell>
          <table:table-cell office:value-type="float" office:value="61289" table:style-name="ce31">
            <text:p>61.289</text:p>
          </table:table-cell>
          <table:table-cell office:value-type="percentage" office:value="0.86365109561051223" table:style-name="ce32">
            <text:p>86,4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61144" table:style-name="ce31">
            <text:p>61.144</text:p>
          </table:table-cell>
          <table:table-cell office:value-type="percentage" office:value="0.86206945168976556" table:style-name="ce32">
            <text:p>86,2%</text:p>
          </table:table-cell>
          <table:table-cell office:value-type="float" office:value="58674" table:style-name="ce31">
            <text:p>58.674</text:p>
          </table:table-cell>
          <table:table-cell office:value-type="percentage" office:value="0.82724491378459541" table:style-name="ce32">
            <text:p>82,7%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322" table:style-name="ce31">
            <text:p>95.322</text:p>
          </table:table-cell>
          <table:table-cell office:value-type="string" table:style-name="ce32">
            <text:p>-</text:p>
          </table:table-cell>
          <table:table-cell office:value-type="float" office:value="92054" table:style-name="ce31">
            <text:p>92.054</text:p>
          </table:table-cell>
          <table:table-cell office:value-type="string" table:style-name="ce32">
            <text:p>-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7837" table:style-name="ce31">
            <text:p>7.837</text:p>
          </table:table-cell>
          <table:table-cell office:value-type="string" table:style-name="ce32">
            <text:p>-</text:p>
          </table:table-cell>
          <table:table-cell office:value-type="float" office:value="7370" table:style-name="ce31">
            <text:p>7.370</text:p>
          </table:table-cell>
          <table:table-cell office:value-type="string" table:style-name="ce32">
            <text:p>-</text:p>
          </table:table-cell>
          <table:table-cell office:value-type="date" office:date-value="2022-01-03T00:00:00" table:style-name="ce33">
            <text:p>03/01/2022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859644" table:style-name="ce34">
            <text:p>38.859.644</text:p>
          </table:table-cell>
          <table:table-cell office:value-type="percentage" office:value="0.9225974266228586" table:style-name="ce24">
            <text:p>92,3%</text:p>
          </table:table-cell>
          <table:table-cell office:value-type="float" office:value="38028178" table:style-name="ce34">
            <text:p>38.028.178</text:p>
          </table:table-cell>
          <table:table-cell office:value-type="percentage" office:value="0.90285693718542581" table:style-name="ce24">
            <text:p>90,3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927" table:style-name="ce43">
            <text:p>434.927</text:p>
          </table:table-cell>
          <table:table-cell office:value-type="percentage" office:value="1" table:style-name="ce44">
            <text:p>100,0%</text:p>
          </table:table-cell>
          <table:table-cell office:value-type="float" office:value="655695" table:style-name="ce43">
            <text:p>655.695</text:p>
          </table:table-cell>
          <table:table-cell office:value-type="percentage" office:value="1" table:style-name="ce44">
            <text:p>100,0%</text:p>
          </table:table-cell>
          <table:table-cell office:value-type="float" office:value="935325" table:style-name="ce43">
            <text:p>935.325</text:p>
          </table:table-cell>
          <table:table-cell office:value-type="percentage" office:value="1" table:style-name="ce44">
            <text:p>100,0%</text:p>
          </table:table-cell>
          <table:table-cell office:value-type="float" office:value="1225514" table:style-name="ce43">
            <text:p>1.225.514</text:p>
          </table:table-cell>
          <table:table-cell office:value-type="percentage" office:value="0.96876968840833477" table:style-name="ce44">
            <text:p>96,9%</text:p>
          </table:table-cell>
          <table:table-cell office:value-type="float" office:value="1269921" table:style-name="ce43">
            <text:p>1.269.921</text:p>
          </table:table-cell>
          <table:table-cell office:value-type="percentage" office:value="0.91683500419460062" table:style-name="ce44">
            <text:p>91,7%</text:p>
          </table:table-cell>
          <table:table-cell office:value-type="float" office:value="957503" table:style-name="ce43">
            <text:p>957.503</text:p>
          </table:table-cell>
          <table:table-cell office:value-type="percentage" office:value="0.83975506416761025" table:style-name="ce44">
            <text:p>84,0%</text:p>
          </table:table-cell>
          <table:table-cell office:value-type="float" office:value="800069" table:style-name="ce43">
            <text:p>800.069</text:p>
          </table:table-cell>
          <table:table-cell office:value-type="percentage" office:value="0.86151946004617341" table:style-name="ce44">
            <text:p>86,2%</text:p>
          </table:table-cell>
          <table:table-cell office:value-type="float" office:value="700843" table:style-name="ce43">
            <text:p>700.843</text:p>
          </table:table-cell>
          <table:table-cell office:value-type="percentage" office:value="0.93084936120928619" table:style-name="ce44">
            <text:p>93,1%</text:p>
          </table:table-cell>
          <table:table-cell office:value-type="float" office:value="6979797" table:style-name="ce43">
            <text:p>6.979.79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3663720020531471" table:style-name="ce44">
            <text:p>93,7%</text:p>
          </table:table-cell>
          <table:table-cell office:value-type="percentage" office:value="0.82460516154047814" table:style-name="ce44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570" table:style-name="ce46">
            <text:p>101.570</text:p>
          </table:table-cell>
          <table:table-cell office:value-type="percentage" office:value="1" table:style-name="ce47">
            <text:p>100,0%</text:p>
          </table:table-cell>
          <table:table-cell office:value-type="float" office:value="119675" table:style-name="ce46">
            <text:p>119.675</text:p>
          </table:table-cell>
          <table:table-cell office:value-type="percentage" office:value="1" table:style-name="ce47">
            <text:p>100,0%</text:p>
          </table:table-cell>
          <table:table-cell office:value-type="float" office:value="155572" table:style-name="ce46">
            <text:p>155.572</text:p>
          </table:table-cell>
          <table:table-cell office:value-type="percentage" office:value="0.99491580704368565" table:style-name="ce47">
            <text:p>99,5%</text:p>
          </table:table-cell>
          <table:table-cell office:value-type="float" office:value="187697" table:style-name="ce46">
            <text:p>187.697</text:p>
          </table:table-cell>
          <table:table-cell office:value-type="percentage" office:value="0.94669282680842903" table:style-name="ce47">
            <text:p>94,7%</text:p>
          </table:table-cell>
          <table:table-cell office:value-type="float" office:value="190947" table:style-name="ce46">
            <text:p>190.947</text:p>
          </table:table-cell>
          <table:table-cell office:value-type="percentage" office:value="0.88836110038475313" table:style-name="ce47">
            <text:p>88,8%</text:p>
          </table:table-cell>
          <table:table-cell office:value-type="float" office:value="130047" table:style-name="ce46">
            <text:p>130.047</text:p>
          </table:table-cell>
          <table:table-cell office:value-type="percentage" office:value="0.7915890581059859" table:style-name="ce47">
            <text:p>79,2%</text:p>
          </table:table-cell>
          <table:table-cell office:value-type="float" office:value="108654" table:style-name="ce46">
            <text:p>108.654</text:p>
          </table:table-cell>
          <table:table-cell office:value-type="percentage" office:value="0.83322980651988865" table:style-name="ce47">
            <text:p>83,3%</text:p>
          </table:table-cell>
          <table:table-cell office:value-type="float" office:value="91642" table:style-name="ce46">
            <text:p>91.642</text:p>
          </table:table-cell>
          <table:table-cell office:value-type="percentage" office:value="0.88878759371150917" table:style-name="ce47">
            <text:p>88,9%</text:p>
          </table:table-cell>
          <table:table-cell office:value-type="float" office:value="1085804" table:style-name="ce46">
            <text:p>1.085.804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1618669281279586" table:style-name="ce47">
            <text:p>91,6%</text:p>
          </table:table-cell>
          <table:table-cell office:value-type="percentage" office:value="0.81676797872108353" table:style-name="ce47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9129" table:style-name="ce46">
            <text:p>89.129</text:p>
          </table:table-cell>
          <table:table-cell office:value-type="percentage" office:value="1" table:style-name="ce47">
            <text:p>100,0%</text:p>
          </table:table-cell>
          <table:table-cell office:value-type="float" office:value="114598" table:style-name="ce46">
            <text:p>114.598</text:p>
          </table:table-cell>
          <table:table-cell office:value-type="percentage" office:value="1" table:style-name="ce47">
            <text:p>100,0%</text:p>
          </table:table-cell>
          <table:table-cell office:value-type="float" office:value="148784" table:style-name="ce46">
            <text:p>148.784</text:p>
          </table:table-cell>
          <table:table-cell office:value-type="percentage" office:value="0.99419987704808488" table:style-name="ce47">
            <text:p>99,4%</text:p>
          </table:table-cell>
          <table:table-cell office:value-type="float" office:value="153920" table:style-name="ce46">
            <text:p>153.920</text:p>
          </table:table-cell>
          <table:table-cell office:value-type="percentage" office:value="0.94635555965446216" table:style-name="ce47">
            <text:p>94,6%</text:p>
          </table:table-cell>
          <table:table-cell office:value-type="float" office:value="151784" table:style-name="ce46">
            <text:p>151.784</text:p>
          </table:table-cell>
          <table:table-cell office:value-type="percentage" office:value="0.90892432616936036" table:style-name="ce47">
            <text:p>90,9%</text:p>
          </table:table-cell>
          <table:table-cell office:value-type="float" office:value="92302" table:style-name="ce46">
            <text:p>92.302</text:p>
          </table:table-cell>
          <table:table-cell office:value-type="percentage" office:value="0.80647613389135964" table:style-name="ce47">
            <text:p>80,6%</text:p>
          </table:table-cell>
          <table:table-cell office:value-type="float" office:value="67967" table:style-name="ce46">
            <text:p>67.967</text:p>
          </table:table-cell>
          <table:table-cell office:value-type="percentage" office:value="0.85913463361605846" table:style-name="ce47">
            <text:p>85,9%</text:p>
          </table:table-cell>
          <table:table-cell office:value-type="float" office:value="61367" table:style-name="ce46">
            <text:p>61.367</text:p>
          </table:table-cell>
          <table:table-cell office:value-type="percentage" office:value="0.95885937499999996" table:style-name="ce47">
            <text:p>95,9%</text:p>
          </table:table-cell>
          <table:table-cell office:value-type="float" office:value="879851" table:style-name="ce46">
            <text:p>879.85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4209825821504245" table:style-name="ce47">
            <text:p>94,2%</text:p>
          </table:table-cell>
          <table:table-cell office:value-type="percentage" office:value="0.86362860037063793" table:style-name="ce47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754" table:style-name="ce46">
            <text:p>51.754</text:p>
          </table:table-cell>
          <table:table-cell office:value-type="percentage" office:value="1" table:style-name="ce47">
            <text:p>100,0%</text:p>
          </table:table-cell>
          <table:table-cell office:value-type="float" office:value="79768" table:style-name="ce46">
            <text:p>79.768</text:p>
          </table:table-cell>
          <table:table-cell office:value-type="percentage" office:value="0.99070992100948885" table:style-name="ce47">
            <text:p>99,1%</text:p>
          </table:table-cell>
          <table:table-cell office:value-type="float" office:value="111790" table:style-name="ce46">
            <text:p>111.790</text:p>
          </table:table-cell>
          <table:table-cell office:value-type="percentage" office:value="0.95358736170466851" table:style-name="ce47">
            <text:p>95,4%</text:p>
          </table:table-cell>
          <table:table-cell office:value-type="float" office:value="152915" table:style-name="ce46">
            <text:p>152.915</text:p>
          </table:table-cell>
          <table:table-cell office:value-type="percentage" office:value="0.92230257483549161" table:style-name="ce47">
            <text:p>92,2%</text:p>
          </table:table-cell>
          <table:table-cell office:value-type="float" office:value="172709" table:style-name="ce46">
            <text:p>172.709</text:p>
          </table:table-cell>
          <table:table-cell office:value-type="percentage" office:value="0.8376937702500824" table:style-name="ce47">
            <text:p>83,8%</text:p>
          </table:table-cell>
          <table:table-cell office:value-type="float" office:value="133886" table:style-name="ce46">
            <text:p>133.886</text:p>
          </table:table-cell>
          <table:table-cell office:value-type="percentage" office:value="0.73488229127215443" table:style-name="ce47">
            <text:p>73,5%</text:p>
          </table:table-cell>
          <table:table-cell office:value-type="float" office:value="103512" table:style-name="ce46">
            <text:p>103.512</text:p>
          </table:table-cell>
          <table:table-cell office:value-type="percentage" office:value="0.75040234301373043" table:style-name="ce47">
            <text:p>75,0%</text:p>
          </table:table-cell>
          <table:table-cell office:value-type="float" office:value="80620" table:style-name="ce46">
            <text:p>80.620</text:p>
          </table:table-cell>
          <table:table-cell office:value-type="percentage" office:value="0.84436531210724763" table:style-name="ce47">
            <text:p>84,4%</text:p>
          </table:table-cell>
          <table:table-cell office:value-type="float" office:value="886954" table:style-name="ce46">
            <text:p>886.954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570705221057392" table:style-name="ce47">
            <text:p>85,7%</text:p>
          </table:table-cell>
          <table:table-cell office:value-type="percentage" office:value="0.7570818996827261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4296" table:style-name="ce46">
            <text:p>94.296</text:p>
          </table:table-cell>
          <table:table-cell office:value-type="percentage" office:value="1" table:style-name="ce47">
            <text:p>100,0%</text:p>
          </table:table-cell>
          <table:table-cell office:value-type="float" office:value="154967" table:style-name="ce46">
            <text:p>154.967</text:p>
          </table:table-cell>
          <table:table-cell office:value-type="percentage" office:value="1" table:style-name="ce47">
            <text:p>100,0%</text:p>
          </table:table-cell>
          <table:table-cell office:value-type="float" office:value="227940" table:style-name="ce46">
            <text:p>227.940</text:p>
          </table:table-cell>
          <table:table-cell office:value-type="percentage" office:value="0.96957786738808638" table:style-name="ce47">
            <text:p>97,0%</text:p>
          </table:table-cell>
          <table:table-cell office:value-type="float" office:value="323934" table:style-name="ce46">
            <text:p>323.934</text:p>
          </table:table-cell>
          <table:table-cell office:value-type="percentage" office:value="0.92417378007029716" table:style-name="ce47">
            <text:p>92,4%</text:p>
          </table:table-cell>
          <table:table-cell office:value-type="float" office:value="322495" table:style-name="ce46">
            <text:p>322.495</text:p>
          </table:table-cell>
          <table:table-cell office:value-type="percentage" office:value="0.83133551932852823" table:style-name="ce47">
            <text:p>83,1%</text:p>
          </table:table-cell>
          <table:table-cell office:value-type="float" office:value="235904" table:style-name="ce46">
            <text:p>235.904</text:p>
          </table:table-cell>
          <table:table-cell office:value-type="percentage" office:value="0.75869477123762596" table:style-name="ce47">
            <text:p>75,9%</text:p>
          </table:table-cell>
          <table:table-cell office:value-type="float" office:value="195699" table:style-name="ce46">
            <text:p>195.699</text:p>
          </table:table-cell>
          <table:table-cell office:value-type="percentage" office:value="0.77736069402736074" table:style-name="ce47">
            <text:p>77,7%</text:p>
          </table:table-cell>
          <table:table-cell office:value-type="float" office:value="162137" table:style-name="ce46">
            <text:p>162.137</text:p>
          </table:table-cell>
          <table:table-cell office:value-type="percentage" office:value="0.90177811643130867" table:style-name="ce47">
            <text:p>90,2%</text:p>
          </table:table-cell>
          <table:table-cell office:value-type="float" office:value="1717372" table:style-name="ce46">
            <text:p>1.717.37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758643270463603" table:style-name="ce47">
            <text:p>87,6%</text:p>
          </table:table-cell>
          <table:table-cell office:value-type="percentage" office:value="0.7892508658279227" table:style-name="ce47">
            <text:p>78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521" table:style-name="ce46">
            <text:p>42.521</text:p>
          </table:table-cell>
          <table:table-cell office:value-type="percentage" office:value="1" table:style-name="ce47">
            <text:p>100,0%</text:p>
          </table:table-cell>
          <table:table-cell office:value-type="float" office:value="56148" table:style-name="ce46">
            <text:p>56.148</text:p>
          </table:table-cell>
          <table:table-cell office:value-type="percentage" office:value="1" table:style-name="ce47">
            <text:p>100,0%</text:p>
          </table:table-cell>
          <table:table-cell office:value-type="float" office:value="77129" table:style-name="ce46">
            <text:p>77.129</text:p>
          </table:table-cell>
          <table:table-cell office:value-type="percentage" office:value="0.9972073178615295" table:style-name="ce47">
            <text:p>99,7%</text:p>
          </table:table-cell>
          <table:table-cell office:value-type="float" office:value="84952" table:style-name="ce46">
            <text:p>84.952</text:p>
          </table:table-cell>
          <table:table-cell office:value-type="percentage" office:value="0.94428882664176783" table:style-name="ce47">
            <text:p>94,4%</text:p>
          </table:table-cell>
          <table:table-cell office:value-type="float" office:value="89117" table:style-name="ce46">
            <text:p>89.117</text:p>
          </table:table-cell>
          <table:table-cell office:value-type="percentage" office:value="0.91150569198825804" table:style-name="ce47">
            <text:p>91,2%</text:p>
          </table:table-cell>
          <table:table-cell office:value-type="float" office:value="56319" table:style-name="ce46">
            <text:p>56.319</text:p>
          </table:table-cell>
          <table:table-cell office:value-type="percentage" office:value="0.7991571240049381" table:style-name="ce47">
            <text:p>79,9%</text:p>
          </table:table-cell>
          <table:table-cell office:value-type="float" office:value="42961" table:style-name="ce46">
            <text:p>42.961</text:p>
          </table:table-cell>
          <table:table-cell office:value-type="percentage" office:value="0.85062865062865067" table:style-name="ce47">
            <text:p>85,1%</text:p>
          </table:table-cell>
          <table:table-cell office:value-type="float" office:value="41772" table:style-name="ce46">
            <text:p>41.772</text:p>
          </table:table-cell>
          <table:table-cell office:value-type="percentage" office:value="0.95016263676273227" table:style-name="ce47">
            <text:p>95,0%</text:p>
          </table:table-cell>
          <table:table-cell office:value-type="float" office:value="490919" table:style-name="ce46">
            <text:p>490.919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3664131021679864" table:style-name="ce47">
            <text:p>93,7%</text:p>
          </table:table-cell>
          <table:table-cell office:value-type="percentage" office:value="0.84219383947641557" table:style-name="ce47">
            <text:p>84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904" table:style-name="ce46">
            <text:p>229.904</text:p>
          </table:table-cell>
          <table:table-cell office:value-type="percentage" office:value="1" table:style-name="ce47">
            <text:p>100,0%</text:p>
          </table:table-cell>
          <table:table-cell office:value-type="float" office:value="252172" table:style-name="ce46">
            <text:p>252.172</text:p>
          </table:table-cell>
          <table:table-cell office:value-type="percentage" office:value="1" table:style-name="ce47">
            <text:p>100,0%</text:p>
          </table:table-cell>
          <table:table-cell office:value-type="float" office:value="324092" table:style-name="ce46">
            <text:p>324.092</text:p>
          </table:table-cell>
          <table:table-cell office:value-type="percentage" office:value="1" table:style-name="ce47">
            <text:p>100,0%</text:p>
          </table:table-cell>
          <table:table-cell office:value-type="float" office:value="356110" table:style-name="ce46">
            <text:p>356.110</text:p>
          </table:table-cell>
          <table:table-cell office:value-type="percentage" office:value="0.93424280186266151" table:style-name="ce47">
            <text:p>93,4%</text:p>
          </table:table-cell>
          <table:table-cell office:value-type="float" office:value="324252" table:style-name="ce46">
            <text:p>324.252</text:p>
          </table:table-cell>
          <table:table-cell office:value-type="percentage" office:value="0.8925062963625604" table:style-name="ce47">
            <text:p>89,3%</text:p>
          </table:table-cell>
          <table:table-cell office:value-type="float" office:value="217128" table:style-name="ce46">
            <text:p>217.128</text:p>
          </table:table-cell>
          <table:table-cell office:value-type="percentage" office:value="0.81083563930495961" table:style-name="ce47">
            <text:p>81,1%</text:p>
          </table:table-cell>
          <table:table-cell office:value-type="float" office:value="178914" table:style-name="ce46">
            <text:p>178.914</text:p>
          </table:table-cell>
          <table:table-cell office:value-type="percentage" office:value="0.84790953811739955" table:style-name="ce47">
            <text:p>84,8%</text:p>
          </table:table-cell>
          <table:table-cell office:value-type="float" office:value="151000" table:style-name="ce46">
            <text:p>151.000</text:p>
          </table:table-cell>
          <table:table-cell office:value-type="percentage" office:value="0.91325857918738129" table:style-name="ce47">
            <text:p>91,3%</text:p>
          </table:table-cell>
          <table:table-cell office:value-type="float" office:value="2033572" table:style-name="ce46">
            <text:p>2.033.572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3443731036786626" table:style-name="ce47">
            <text:p>93,4%</text:p>
          </table:table-cell>
          <table:table-cell office:value-type="percentage" office:value="0.84911967758395068" table:style-name="ce47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9290" table:style-name="ce46">
            <text:p>139.290</text:p>
          </table:table-cell>
          <table:table-cell office:value-type="percentage" office:value="1" table:style-name="ce47">
            <text:p>100,0%</text:p>
          </table:table-cell>
          <table:table-cell office:value-type="float" office:value="159717" table:style-name="ce46">
            <text:p>159.717</text:p>
          </table:table-cell>
          <table:table-cell office:value-type="percentage" office:value="1" table:style-name="ce47">
            <text:p>100,0%</text:p>
          </table:table-cell>
          <table:table-cell office:value-type="float" office:value="225517" table:style-name="ce46">
            <text:p>225.517</text:p>
          </table:table-cell>
          <table:table-cell office:value-type="percentage" office:value="1" table:style-name="ce47">
            <text:p>100,0%</text:p>
          </table:table-cell>
          <table:table-cell office:value-type="float" office:value="289298" table:style-name="ce46">
            <text:p>289.298</text:p>
          </table:table-cell>
          <table:table-cell office:value-type="percentage" office:value="0.94087381861466513" table:style-name="ce47">
            <text:p>94,1%</text:p>
          </table:table-cell>
          <table:table-cell office:value-type="float" office:value="290765" table:style-name="ce46">
            <text:p>290.765</text:p>
          </table:table-cell>
          <table:table-cell office:value-type="percentage" office:value="0.87949365557084735" table:style-name="ce47">
            <text:p>87,9%</text:p>
          </table:table-cell>
          <table:table-cell office:value-type="float" office:value="210379" table:style-name="ce46">
            <text:p>210.379</text:p>
          </table:table-cell>
          <table:table-cell office:value-type="percentage" office:value="0.79119296279442353" table:style-name="ce47">
            <text:p>79,1%</text:p>
          </table:table-cell>
          <table:table-cell office:value-type="float" office:value="178540" table:style-name="ce46">
            <text:p>178.540</text:p>
          </table:table-cell>
          <table:table-cell office:value-type="percentage" office:value="0.81865660349673752" table:style-name="ce47">
            <text:p>81,9%</text:p>
          </table:table-cell>
          <table:table-cell office:value-type="float" office:value="156029" table:style-name="ce46">
            <text:p>156.029</text:p>
          </table:table-cell>
          <table:table-cell office:value-type="percentage" office:value="0.89686271354010993" table:style-name="ce47">
            <text:p>89,7%</text:p>
          </table:table-cell>
          <table:table-cell office:value-type="float" office:value="1649535" table:style-name="ce46">
            <text:p>1.649.53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1195797839874748" table:style-name="ce47">
            <text:p>91,2%</text:p>
          </table:table-cell>
          <table:table-cell office:value-type="percentage" office:value="0.80653142129872513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60517" table:style-name="ce46">
            <text:p>460.517</text:p>
          </table:table-cell>
          <table:table-cell office:value-type="percentage" office:value="1" table:style-name="ce47">
            <text:p>100,0%</text:p>
          </table:table-cell>
          <table:table-cell office:value-type="float" office:value="621225" table:style-name="ce46">
            <text:p>621.225</text:p>
          </table:table-cell>
          <table:table-cell office:value-type="percentage" office:value="0.97785742619142069" table:style-name="ce47">
            <text:p>97,8%</text:p>
          </table:table-cell>
          <table:table-cell office:value-type="float" office:value="807918" table:style-name="ce46">
            <text:p>807.918</text:p>
          </table:table-cell>
          <table:table-cell office:value-type="percentage" office:value="0.96458146287417146" table:style-name="ce47">
            <text:p>96,5%</text:p>
          </table:table-cell>
          <table:table-cell office:value-type="float" office:value="1041006" table:style-name="ce46">
            <text:p>1.041.006</text:p>
          </table:table-cell>
          <table:table-cell office:value-type="percentage" office:value="0.95349429372217842" table:style-name="ce47">
            <text:p>95,3%</text:p>
          </table:table-cell>
          <table:table-cell office:value-type="float" office:value="1159481" table:style-name="ce46">
            <text:p>1.159.481</text:p>
          </table:table-cell>
          <table:table-cell office:value-type="percentage" office:value="0.88055940550823808" table:style-name="ce47">
            <text:p>88,1%</text:p>
          </table:table-cell>
          <table:table-cell office:value-type="float" office:value="822802" table:style-name="ce46">
            <text:p>822.802</text:p>
          </table:table-cell>
          <table:table-cell office:value-type="percentage" office:value="0.78763262789905153" table:style-name="ce47">
            <text:p>78,8%</text:p>
          </table:table-cell>
          <table:table-cell office:value-type="float" office:value="688804" table:style-name="ce46">
            <text:p>688.804</text:p>
          </table:table-cell>
          <table:table-cell office:value-type="percentage" office:value="0.82104573059891406" table:style-name="ce47">
            <text:p>82,1%</text:p>
          </table:table-cell>
          <table:table-cell office:value-type="float" office:value="577802" table:style-name="ce46">
            <text:p>577.802</text:p>
          </table:table-cell>
          <table:table-cell office:value-type="percentage" office:value="0.88057290380787789" table:style-name="ce47">
            <text:p>88,1%</text:p>
          </table:table-cell>
          <table:table-cell office:value-type="float" office:value="6179555" table:style-name="ce46">
            <text:p>6.179.555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9971332312225916" table:style-name="ce47">
            <text:p>90,0%</text:p>
          </table:table-cell>
          <table:table-cell office:value-type="percentage" office:value="0.79423837529797325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745" table:style-name="ce46">
            <text:p>297.745</text:p>
          </table:table-cell>
          <table:table-cell office:value-type="percentage" office:value="1" table:style-name="ce47">
            <text:p>100,0%</text:p>
          </table:table-cell>
          <table:table-cell office:value-type="float" office:value="435768" table:style-name="ce46">
            <text:p>435.768</text:p>
          </table:table-cell>
          <table:table-cell office:value-type="percentage" office:value="0.99521767132110117" table:style-name="ce47">
            <text:p>99,5%</text:p>
          </table:table-cell>
          <table:table-cell office:value-type="float" office:value="573503" table:style-name="ce46">
            <text:p>573.503</text:p>
          </table:table-cell>
          <table:table-cell office:value-type="percentage" office:value="0.98755871940047668" table:style-name="ce47">
            <text:p>98,8%</text:p>
          </table:table-cell>
          <table:table-cell office:value-type="float" office:value="720015" table:style-name="ce46">
            <text:p>720.015</text:p>
          </table:table-cell>
          <table:table-cell office:value-type="percentage" office:value="0.95704168627232056" table:style-name="ce47">
            <text:p>95,7%</text:p>
          </table:table-cell>
          <table:table-cell office:value-type="float" office:value="762907" table:style-name="ce46">
            <text:p>762.907</text:p>
          </table:table-cell>
          <table:table-cell office:value-type="percentage" office:value="0.89586396238556676" table:style-name="ce47">
            <text:p>89,6%</text:p>
          </table:table-cell>
          <table:table-cell office:value-type="float" office:value="525412" table:style-name="ce46">
            <text:p>525.412</text:p>
          </table:table-cell>
          <table:table-cell office:value-type="percentage" office:value="0.80987238712680676" table:style-name="ce47">
            <text:p>81,0%</text:p>
          </table:table-cell>
          <table:table-cell office:value-type="float" office:value="442378" table:style-name="ce46">
            <text:p>442.378</text:p>
          </table:table-cell>
          <table:table-cell office:value-type="percentage" office:value="0.85711241053541187" table:style-name="ce47">
            <text:p>85,7%</text:p>
          </table:table-cell>
          <table:table-cell office:value-type="float" office:value="388115" table:style-name="ce46">
            <text:p>388.115</text:p>
          </table:table-cell>
          <table:table-cell office:value-type="percentage" office:value="0.91422063406441456" table:style-name="ce47">
            <text:p>91,4%</text:p>
          </table:table-cell>
          <table:table-cell office:value-type="float" office:value="4145843" table:style-name="ce46">
            <text:p>4.145.84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2366734329087108" table:style-name="ce47">
            <text:p>92,4%</text:p>
          </table:table-cell>
          <table:table-cell office:value-type="percentage" office:value="0.8197653990140692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73" table:style-name="ce46">
            <text:p>78.373</text:p>
          </table:table-cell>
          <table:table-cell office:value-type="percentage" office:value="1" table:style-name="ce47">
            <text:p>100,0%</text:p>
          </table:table-cell>
          <table:table-cell office:value-type="float" office:value="96096" table:style-name="ce46">
            <text:p>96.096</text:p>
          </table:table-cell>
          <table:table-cell office:value-type="percentage" office:value="1" table:style-name="ce47">
            <text:p>100,0%</text:p>
          </table:table-cell>
          <table:table-cell office:value-type="float" office:value="133284" table:style-name="ce46">
            <text:p>133.284</text:p>
          </table:table-cell>
          <table:table-cell office:value-type="percentage" office:value="1" table:style-name="ce47">
            <text:p>100,0%</text:p>
          </table:table-cell>
          <table:table-cell office:value-type="float" office:value="162091" table:style-name="ce46">
            <text:p>162.091</text:p>
          </table:table-cell>
          <table:table-cell office:value-type="percentage" office:value="0.95789405257186078" table:style-name="ce47">
            <text:p>95,8%</text:p>
          </table:table-cell>
          <table:table-cell office:value-type="float" office:value="147014" table:style-name="ce46">
            <text:p>147.014</text:p>
          </table:table-cell>
          <table:table-cell office:value-type="percentage" office:value="0.92175254241538862" table:style-name="ce47">
            <text:p>92,2%</text:p>
          </table:table-cell>
          <table:table-cell office:value-type="float" office:value="114309" table:style-name="ce46">
            <text:p>114.309</text:p>
          </table:table-cell>
          <table:table-cell office:value-type="percentage" office:value="0.85638190277122239" table:style-name="ce47">
            <text:p>85,6%</text:p>
          </table:table-cell>
          <table:table-cell office:value-type="float" office:value="95030" table:style-name="ce46">
            <text:p>95.030</text:p>
          </table:table-cell>
          <table:table-cell office:value-type="percentage" office:value="0.83859865866572536" table:style-name="ce47">
            <text:p>83,9%</text:p>
          </table:table-cell>
          <table:table-cell office:value-type="float" office:value="79850" table:style-name="ce46">
            <text:p>79.850</text:p>
          </table:table-cell>
          <table:table-cell office:value-type="percentage" office:value="0.94218289085545726" table:style-name="ce47">
            <text:p>94,2%</text:p>
          </table:table-cell>
          <table:table-cell office:value-type="float" office:value="906047" table:style-name="ce46">
            <text:p>906.04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5029561470763146" table:style-name="ce47">
            <text:p>95,0%</text:p>
          </table:table-cell>
          <table:table-cell office:value-type="percentage" office:value="0.85155833670900116" table:style-name="ce47">
            <text:p>85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867" table:style-name="ce46">
            <text:p>242.867</text:p>
          </table:table-cell>
          <table:table-cell office:value-type="percentage" office:value="1" table:style-name="ce47">
            <text:p>100,0%</text:p>
          </table:table-cell>
          <table:table-cell office:value-type="float" office:value="292106" table:style-name="ce46">
            <text:p>292.106</text:p>
          </table:table-cell>
          <table:table-cell office:value-type="percentage" office:value="1" table:style-name="ce47">
            <text:p>100,0%</text:p>
          </table:table-cell>
          <table:table-cell office:value-type="float" office:value="347671" table:style-name="ce46">
            <text:p>347.671</text:p>
          </table:table-cell>
          <table:table-cell office:value-type="percentage" office:value="1" table:style-name="ce47">
            <text:p>100,0%</text:p>
          </table:table-cell>
          <table:table-cell office:value-type="float" office:value="393123" table:style-name="ce46">
            <text:p>393.123</text:p>
          </table:table-cell>
          <table:table-cell office:value-type="percentage" office:value="0.96854805131452193" table:style-name="ce47">
            <text:p>96,9%</text:p>
          </table:table-cell>
          <table:table-cell office:value-type="float" office:value="411448" table:style-name="ce46">
            <text:p>411.448</text:p>
          </table:table-cell>
          <table:table-cell office:value-type="percentage" office:value="0.92831341475245988" table:style-name="ce47">
            <text:p>92,8%</text:p>
          </table:table-cell>
          <table:table-cell office:value-type="float" office:value="267718" table:style-name="ce46">
            <text:p>267.718</text:p>
          </table:table-cell>
          <table:table-cell office:value-type="percentage" office:value="0.8278026517587691" table:style-name="ce47">
            <text:p>82,8%</text:p>
          </table:table-cell>
          <table:table-cell office:value-type="float" office:value="203264" table:style-name="ce46">
            <text:p>203.264</text:p>
          </table:table-cell>
          <table:table-cell office:value-type="percentage" office:value="0.88000311713950496" table:style-name="ce47">
            <text:p>88,0%</text:p>
          </table:table-cell>
          <table:table-cell office:value-type="float" office:value="174757" table:style-name="ce46">
            <text:p>174.757</text:p>
          </table:table-cell>
          <table:table-cell office:value-type="percentage" office:value="0.97083446754848424" table:style-name="ce47">
            <text:p>97,1%</text:p>
          </table:table-cell>
          <table:table-cell office:value-type="float" office:value="2332954" table:style-name="ce46">
            <text:p>2.332.954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5048150394968911" table:style-name="ce47">
            <text:p>95,0%</text:p>
          </table:table-cell>
          <table:table-cell office:value-type="percentage" office:value="0.86347531052228144" table:style-name="ce47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421" table:style-name="ce46">
            <text:p>23.421</text:p>
          </table:table-cell>
          <table:table-cell office:value-type="percentage" office:value="1" table:style-name="ce47">
            <text:p>100,0%</text:p>
          </table:table-cell>
          <table:table-cell office:value-type="float" office:value="28724" table:style-name="ce46">
            <text:p>28.724</text:p>
          </table:table-cell>
          <table:table-cell office:value-type="percentage" office:value="1" table:style-name="ce47">
            <text:p>100,0%</text:p>
          </table:table-cell>
          <table:table-cell office:value-type="float" office:value="38275" table:style-name="ce46">
            <text:p>38.275</text:p>
          </table:table-cell>
          <table:table-cell office:value-type="percentage" office:value="1" table:style-name="ce47">
            <text:p>100,0%</text:p>
          </table:table-cell>
          <table:table-cell office:value-type="float" office:value="45699" table:style-name="ce46">
            <text:p>45.699</text:p>
          </table:table-cell>
          <table:table-cell office:value-type="percentage" office:value="0.95877391742195373" table:style-name="ce47">
            <text:p>95,9%</text:p>
          </table:table-cell>
          <table:table-cell office:value-type="float" office:value="48093" table:style-name="ce46">
            <text:p>48.093</text:p>
          </table:table-cell>
          <table:table-cell office:value-type="percentage" office:value="0.90832341775738001" table:style-name="ce47">
            <text:p>90,8%</text:p>
          </table:table-cell>
          <table:table-cell office:value-type="float" office:value="32078" table:style-name="ce46">
            <text:p>32.078</text:p>
          </table:table-cell>
          <table:table-cell office:value-type="percentage" office:value="0.81583967038836191" table:style-name="ce47">
            <text:p>81,6%</text:p>
          </table:table-cell>
          <table:table-cell office:value-type="float" office:value="25252" table:style-name="ce46">
            <text:p>25.252</text:p>
          </table:table-cell>
          <table:table-cell office:value-type="percentage" office:value="0.82907610480005256" table:style-name="ce47">
            <text:p>82,9%</text:p>
          </table:table-cell>
          <table:table-cell office:value-type="float" office:value="23246" table:style-name="ce46">
            <text:p>23.246</text:p>
          </table:table-cell>
          <table:table-cell office:value-type="percentage" office:value="0.91046529844900514" table:style-name="ce47">
            <text:p>91,0%</text:p>
          </table:table-cell>
          <table:table-cell office:value-type="float" office:value="264788" table:style-name="ce46">
            <text:p>264.788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3245061098003312" table:style-name="ce47">
            <text:p>93,2%</text:p>
          </table:table-cell>
          <table:table-cell office:value-type="percentage" office:value="0.82768494032771311" table:style-name="ce47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5331" table:style-name="ce46">
            <text:p>375.331</text:p>
          </table:table-cell>
          <table:table-cell office:value-type="percentage" office:value="1" table:style-name="ce47">
            <text:p>100,0%</text:p>
          </table:table-cell>
          <table:table-cell office:value-type="float" office:value="513117" table:style-name="ce46">
            <text:p>513.117</text:p>
          </table:table-cell>
          <table:table-cell office:value-type="percentage" office:value="0.97535740693923556" table:style-name="ce47">
            <text:p>97,5%</text:p>
          </table:table-cell>
          <table:table-cell office:value-type="float" office:value="693854" table:style-name="ce46">
            <text:p>693.854</text:p>
          </table:table-cell>
          <table:table-cell office:value-type="percentage" office:value="0.98653676902362075" table:style-name="ce47">
            <text:p>98,7%</text:p>
          </table:table-cell>
          <table:table-cell office:value-type="float" office:value="949968" table:style-name="ce46">
            <text:p>949.968</text:p>
          </table:table-cell>
          <table:table-cell office:value-type="percentage" office:value="0.97654667073746149" table:style-name="ce47">
            <text:p>97,7%</text:p>
          </table:table-cell>
          <table:table-cell office:value-type="float" office:value="1050671" table:style-name="ce46">
            <text:p>1.050.671</text:p>
          </table:table-cell>
          <table:table-cell office:value-type="percentage" office:value="0.90111246334600092" table:style-name="ce47">
            <text:p>90,1%</text:p>
          </table:table-cell>
          <table:table-cell office:value-type="float" office:value="776262" table:style-name="ce46">
            <text:p>776.262</text:p>
          </table:table-cell>
          <table:table-cell office:value-type="percentage" office:value="0.81742765679625962" table:style-name="ce47">
            <text:p>81,7%</text:p>
          </table:table-cell>
          <table:table-cell office:value-type="float" office:value="630802" table:style-name="ce46">
            <text:p>630.802</text:p>
          </table:table-cell>
          <table:table-cell office:value-type="percentage" office:value="0.84959358900973092" table:style-name="ce47">
            <text:p>85,0%</text:p>
          </table:table-cell>
          <table:table-cell office:value-type="float" office:value="481780" table:style-name="ce46">
            <text:p>481.780</text:p>
          </table:table-cell>
          <table:table-cell office:value-type="percentage" office:value="0.87035852744687847" table:style-name="ce47">
            <text:p>87,0%</text:p>
          </table:table-cell>
          <table:table-cell office:value-type="float" office:value="5471785" table:style-name="ce46">
            <text:p>5.471.785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1532998758601836" table:style-name="ce47">
            <text:p>91,5%</text:p>
          </table:table-cell>
          <table:table-cell office:value-type="percentage" office:value="0.8070612670887779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207" table:style-name="ce46">
            <text:p>74.207</text:p>
          </table:table-cell>
          <table:table-cell office:value-type="percentage" office:value="1" table:style-name="ce47">
            <text:p>100,0%</text:p>
          </table:table-cell>
          <table:table-cell office:value-type="float" office:value="103861" table:style-name="ce46">
            <text:p>103.861</text:p>
          </table:table-cell>
          <table:table-cell office:value-type="percentage" office:value="1" table:style-name="ce47">
            <text:p>100,0%</text:p>
          </table:table-cell>
          <table:table-cell office:value-type="float" office:value="149626" table:style-name="ce46">
            <text:p>149.626</text:p>
          </table:table-cell>
          <table:table-cell office:value-type="percentage" office:value="1" table:style-name="ce47">
            <text:p>100,0%</text:p>
          </table:table-cell>
          <table:table-cell office:value-type="float" office:value="209464" table:style-name="ce46">
            <text:p>209.464</text:p>
          </table:table-cell>
          <table:table-cell office:value-type="percentage" office:value="0.98221855422590687" table:style-name="ce47">
            <text:p>98,2%</text:p>
          </table:table-cell>
          <table:table-cell office:value-type="float" office:value="235751" table:style-name="ce46">
            <text:p>235.751</text:p>
          </table:table-cell>
          <table:table-cell office:value-type="percentage" office:value="0.92758019649271906" table:style-name="ce47">
            <text:p>92,8%</text:p>
          </table:table-cell>
          <table:table-cell office:value-type="float" office:value="173358" table:style-name="ce46">
            <text:p>173.358</text:p>
          </table:table-cell>
          <table:table-cell office:value-type="percentage" office:value="0.82945220881996906" table:style-name="ce47">
            <text:p>82,9%</text:p>
          </table:table-cell>
          <table:table-cell office:value-type="float" office:value="148686" table:style-name="ce46">
            <text:p>148.686</text:p>
          </table:table-cell>
          <table:table-cell office:value-type="percentage" office:value="0.86320886164135435" table:style-name="ce47">
            <text:p>86,3%</text:p>
          </table:table-cell>
          <table:table-cell office:value-type="float" office:value="127581" table:style-name="ce46">
            <text:p>127.581</text:p>
          </table:table-cell>
          <table:table-cell office:value-type="percentage" office:value="0.89912892722736693" table:style-name="ce47">
            <text:p>89,9%</text:p>
          </table:table-cell>
          <table:table-cell office:value-type="float" office:value="1222534" table:style-name="ce46">
            <text:p>1.222.534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3313447372297709" table:style-name="ce47">
            <text:p>93,3%</text:p>
          </table:table-cell>
          <table:table-cell office:value-type="percentage" office:value="0.80895496512491971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66" table:style-name="ce46">
            <text:p>42.566</text:p>
          </table:table-cell>
          <table:table-cell office:value-type="percentage" office:value="1" table:style-name="ce47">
            <text:p>100,0%</text:p>
          </table:table-cell>
          <table:table-cell office:value-type="float" office:value="55977" table:style-name="ce46">
            <text:p>55.977</text:p>
          </table:table-cell>
          <table:table-cell office:value-type="percentage" office:value="1" table:style-name="ce47">
            <text:p>100,0%</text:p>
          </table:table-cell>
          <table:table-cell office:value-type="float" office:value="72569" table:style-name="ce46">
            <text:p>72.569</text:p>
          </table:table-cell>
          <table:table-cell office:value-type="percentage" office:value="0.98273387140458268" table:style-name="ce47">
            <text:p>98,3%</text:p>
          </table:table-cell>
          <table:table-cell office:value-type="float" office:value="92410" table:style-name="ce46">
            <text:p>92.410</text:p>
          </table:table-cell>
          <table:table-cell office:value-type="percentage" office:value="0.95569528616046495" table:style-name="ce47">
            <text:p>95,6%</text:p>
          </table:table-cell>
          <table:table-cell office:value-type="float" office:value="96338" table:style-name="ce46">
            <text:p>96.338</text:p>
          </table:table-cell>
          <table:table-cell office:value-type="percentage" office:value="0.8920019999629637" table:style-name="ce47">
            <text:p>89,2%</text:p>
          </table:table-cell>
          <table:table-cell office:value-type="float" office:value="65609" table:style-name="ce46">
            <text:p>65.609</text:p>
          </table:table-cell>
          <table:table-cell office:value-type="percentage" office:value="0.80659200157362221" table:style-name="ce47">
            <text:p>80,7%</text:p>
          </table:table-cell>
          <table:table-cell office:value-type="float" office:value="59457" table:style-name="ce46">
            <text:p>59.457</text:p>
          </table:table-cell>
          <table:table-cell office:value-type="percentage" office:value="0.8727376810956009" table:style-name="ce47">
            <text:p>87,3%</text:p>
          </table:table-cell>
          <table:table-cell office:value-type="float" office:value="51461" table:style-name="ce46">
            <text:p>51.461</text:p>
          </table:table-cell>
          <table:table-cell office:value-type="percentage" office:value="0.91262325317443427" table:style-name="ce47">
            <text:p>91,3%</text:p>
          </table:table-cell>
          <table:table-cell office:value-type="float" office:value="536387" table:style-name="ce46">
            <text:p>536.387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2265125895753708" table:style-name="ce47">
            <text:p>92,3%</text:p>
          </table:table-cell>
          <table:table-cell office:value-type="percentage" office:value="0.81123628812592918" table:style-name="ce47">
            <text:p>81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531" table:style-name="ce46">
            <text:p>164.531</text:p>
          </table:table-cell>
          <table:table-cell office:value-type="percentage" office:value="1" table:style-name="ce47">
            <text:p>100,0%</text:p>
          </table:table-cell>
          <table:table-cell office:value-type="float" office:value="214215" table:style-name="ce46">
            <text:p>214.215</text:p>
          </table:table-cell>
          <table:table-cell office:value-type="percentage" office:value="1" table:style-name="ce47">
            <text:p>100,0%</text:p>
          </table:table-cell>
          <table:table-cell office:value-type="float" office:value="279790" table:style-name="ce46">
            <text:p>279.790</text:p>
          </table:table-cell>
          <table:table-cell office:value-type="percentage" office:value="0.99882549916285579" table:style-name="ce47">
            <text:p>99,9%</text:p>
          </table:table-cell>
          <table:table-cell office:value-type="float" office:value="326297" table:style-name="ce46">
            <text:p>326.297</text:p>
          </table:table-cell>
          <table:table-cell office:value-type="percentage" office:value="0.95976198389891076" table:style-name="ce47">
            <text:p>96,0%</text:p>
          </table:table-cell>
          <table:table-cell office:value-type="float" office:value="325007" table:style-name="ce46">
            <text:p>325.007</text:p>
          </table:table-cell>
          <table:table-cell office:value-type="percentage" office:value="0.89747965526477846" table:style-name="ce47">
            <text:p>89,7%</text:p>
          </table:table-cell>
          <table:table-cell office:value-type="float" office:value="209729" table:style-name="ce46">
            <text:p>209.729</text:p>
          </table:table-cell>
          <table:table-cell office:value-type="percentage" office:value="0.80496885350978531" table:style-name="ce47">
            <text:p>80,5%</text:p>
          </table:table-cell>
          <table:table-cell office:value-type="float" office:value="172741" table:style-name="ce46">
            <text:p>172.741</text:p>
          </table:table-cell>
          <table:table-cell office:value-type="percentage" office:value="0.85713080671251496" table:style-name="ce47">
            <text:p>85,7%</text:p>
          </table:table-cell>
          <table:table-cell office:value-type="float" office:value="155282" table:style-name="ce46">
            <text:p>155.282</text:p>
          </table:table-cell>
          <table:table-cell office:value-type="percentage" office:value="0.92097552874749411" table:style-name="ce47">
            <text:p>92,1%</text:p>
          </table:table-cell>
          <table:table-cell office:value-type="float" office:value="1847592" table:style-name="ce46">
            <text:p>1.847.59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3127272305706366" table:style-name="ce47">
            <text:p>93,1%</text:p>
          </table:table-cell>
          <table:table-cell office:value-type="percentage" office:value="0.83205974859761567" table:style-name="ce47">
            <text:p>83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15" table:style-name="ce46">
            <text:p>2.415</text:p>
          </table:table-cell>
          <table:table-cell office:value-type="percentage" office:value="0.92706333973128596" table:style-name="ce47">
            <text:p>92,7%</text:p>
          </table:table-cell>
          <table:table-cell office:value-type="float" office:value="3911" table:style-name="ce46">
            <text:p>3.911</text:p>
          </table:table-cell>
          <table:table-cell office:value-type="percentage" office:value="0.90574339972209361" table:style-name="ce47">
            <text:p>90,6%</text:p>
          </table:table-cell>
          <table:table-cell office:value-type="float" office:value="7709" table:style-name="ce46">
            <text:p>7.709</text:p>
          </table:table-cell>
          <table:table-cell office:value-type="percentage" office:value="0.98116329387807055" table:style-name="ce47">
            <text:p>98,1%</text:p>
          </table:table-cell>
          <table:table-cell office:value-type="float" office:value="10677" table:style-name="ce46">
            <text:p>10.677</text:p>
          </table:table-cell>
          <table:table-cell office:value-type="percentage" office:value="0.92393561786085154" table:style-name="ce47">
            <text:p>92,4%</text:p>
          </table:table-cell>
          <table:table-cell office:value-type="float" office:value="11290" table:style-name="ce46">
            <text:p>11.290</text:p>
          </table:table-cell>
          <table:table-cell office:value-type="percentage" office:value="0.89305489637715552" table:style-name="ce47">
            <text:p>89,3%</text:p>
          </table:table-cell>
          <table:table-cell office:value-type="float" office:value="9477" table:style-name="ce46">
            <text:p>9.477</text:p>
          </table:table-cell>
          <table:table-cell office:value-type="percentage" office:value="0.79678829662014461" table:style-name="ce47">
            <text:p>79,7%</text:p>
          </table:table-cell>
          <table:table-cell office:value-type="float" office:value="9555" table:style-name="ce46">
            <text:p>9.555</text:p>
          </table:table-cell>
          <table:table-cell office:value-type="percentage" office:value="0.87125011397829855" table:style-name="ce47">
            <text:p>87,1%</text:p>
          </table:table-cell>
          <table:table-cell office:value-type="float" office:value="9018" table:style-name="ce46">
            <text:p>9.018</text:p>
          </table:table-cell>
          <table:table-cell office:value-type="percentage" office:value="0.98816568047337283" table:style-name="ce47">
            <text:p>98,8%</text:p>
          </table:table-cell>
          <table:table-cell office:value-type="float" office:value="64052" table:style-name="ce46">
            <text:p>64.05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90258578172338477" table:style-name="ce47">
            <text:p>90,3%</text:p>
          </table:table-cell>
          <table:table-cell office:value-type="percentage" office:value="0.76069452032018237" table:style-name="ce47">
            <text:p>76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96" table:style-name="ce46">
            <text:p>2.096</text:p>
          </table:table-cell>
          <table:table-cell office:value-type="percentage" office:value="0.89229459344401874" table:style-name="ce47">
            <text:p>89,2%</text:p>
          </table:table-cell>
          <table:table-cell office:value-type="float" office:value="3427" table:style-name="ce46">
            <text:p>3.427</text:p>
          </table:table-cell>
          <table:table-cell office:value-type="percentage" office:value="0.91435432230522951" table:style-name="ce47">
            <text:p>91,4%</text:p>
          </table:table-cell>
          <table:table-cell office:value-type="float" office:value="7497" table:style-name="ce46">
            <text:p>7.497</text:p>
          </table:table-cell>
          <table:table-cell office:value-type="percentage" office:value="0.9578382522039095" table:style-name="ce47">
            <text:p>95,8%</text:p>
          </table:table-cell>
          <table:table-cell office:value-type="float" office:value="10140" table:style-name="ce46">
            <text:p>10.140</text:p>
          </table:table-cell>
          <table:table-cell office:value-type="percentage" office:value="0.89742455084520756" table:style-name="ce47">
            <text:p>89,7%</text:p>
          </table:table-cell>
          <table:table-cell office:value-type="float" office:value="10626" table:style-name="ce46">
            <text:p>10.626</text:p>
          </table:table-cell>
          <table:table-cell office:value-type="percentage" office:value="0.88535244125979007" table:style-name="ce47">
            <text:p>88,5%</text:p>
          </table:table-cell>
          <table:table-cell office:value-type="float" office:value="9206" table:style-name="ce46">
            <text:p>9.206</text:p>
          </table:table-cell>
          <table:table-cell office:value-type="percentage" office:value="0.75875710871177782" table:style-name="ce47">
            <text:p>75,9%</text:p>
          </table:table-cell>
          <table:table-cell office:value-type="float" office:value="9547" table:style-name="ce46">
            <text:p>9.547</text:p>
          </table:table-cell>
          <table:table-cell office:value-type="percentage" office:value="0.79591496456857025" table:style-name="ce47">
            <text:p>79,6%</text:p>
          </table:table-cell>
          <table:table-cell office:value-type="float" office:value="8605" table:style-name="ce46">
            <text:p>8.605</text:p>
          </table:table-cell>
          <table:table-cell office:value-type="percentage" office:value="0.89878838520994364" table:style-name="ce47">
            <text:p>89,9%</text:p>
          </table:table-cell>
          <table:table-cell office:value-type="float" office:value="61144" table:style-name="ce46">
            <text:p>61.14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6206945168976556" table:style-name="ce47">
            <text:p>86,2%</text:p>
          </table:table-cell>
          <table:table-cell office:value-type="percentage" office:value="0.70219118930589375" table:style-name="ce47">
            <text:p>70,2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1" table:style-name="ce46">
            <text:p>31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91" table:style-name="ce46">
            <text:p>3.691</text:p>
          </table:table-cell>
          <table:table-cell office:value-type="string" table:style-name="ce47">
            <text:p>-</text:p>
          </table:table-cell>
          <table:table-cell office:value-type="float" office:value="9694" table:style-name="ce46">
            <text:p>9.694</text:p>
          </table:table-cell>
          <table:table-cell office:value-type="string" table:style-name="ce47">
            <text:p>-</text:p>
          </table:table-cell>
          <table:table-cell office:value-type="float" office:value="22733" table:style-name="ce46">
            <text:p>22.733</text:p>
          </table:table-cell>
          <table:table-cell office:value-type="string" table:style-name="ce47">
            <text:p>-</text:p>
          </table:table-cell>
          <table:table-cell office:value-type="float" office:value="32880" table:style-name="ce46">
            <text:p>32.880</text:p>
          </table:table-cell>
          <table:table-cell office:value-type="string" table:style-name="ce47">
            <text:p>-</text:p>
          </table:table-cell>
          <table:table-cell office:value-type="float" office:value="25045" table:style-name="ce46">
            <text:p>25.045</text:p>
          </table:table-cell>
          <table:table-cell office:value-type="string" table:style-name="ce47">
            <text:p>-</text:p>
          </table:table-cell>
          <table:table-cell office:value-type="float" office:value="1228" table:style-name="ce46">
            <text:p>1.228</text:p>
          </table:table-cell>
          <table:table-cell office:value-type="string" table:style-name="ce47">
            <text:p>-</text:p>
          </table:table-cell>
          <table:table-cell office:value-type="float" office:value="95322" table:style-name="ce46">
            <text:p>95.322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52" table:style-name="ce49">
            <text:p>52</text:p>
          </table:table-cell>
          <table:table-cell office:value-type="string" table:style-name="ce50">
            <text:p>-</text:p>
          </table:table-cell>
          <table:table-cell office:value-type="float" office:value="310" table:style-name="ce49">
            <text:p>310</text:p>
          </table:table-cell>
          <table:table-cell office:value-type="string" table:style-name="ce50">
            <text:p>-</text:p>
          </table:table-cell>
          <table:table-cell office:value-type="float" office:value="898" table:style-name="ce49">
            <text:p>898</text:p>
          </table:table-cell>
          <table:table-cell office:value-type="string" table:style-name="ce50">
            <text:p>-</text:p>
          </table:table-cell>
          <table:table-cell office:value-type="float" office:value="1885" table:style-name="ce49">
            <text:p>1.885</text:p>
          </table:table-cell>
          <table:table-cell office:value-type="string" table:style-name="ce50">
            <text:p>-</text:p>
          </table:table-cell>
          <table:table-cell office:value-type="float" office:value="2333" table:style-name="ce49">
            <text:p>2.333</text:p>
          </table:table-cell>
          <table:table-cell office:value-type="string" table:style-name="ce50">
            <text:p>-</text:p>
          </table:table-cell>
          <table:table-cell office:value-type="float" office:value="2062" table:style-name="ce49">
            <text:p>2.062</text:p>
          </table:table-cell>
          <table:table-cell office:value-type="string" table:style-name="ce50">
            <text:p>-</text:p>
          </table:table-cell>
          <table:table-cell office:value-type="float" office:value="264" table:style-name="ce49">
            <text:p>264</text:p>
          </table:table-cell>
          <table:table-cell office:value-type="string" table:style-name="ce50">
            <text:p>-</text:p>
          </table:table-cell>
          <table:table-cell office:value-type="float" office:value="7837" table:style-name="ce49">
            <text:p>7.83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7524" table:style-name="ce53">
            <text:p>2.947.524</text:p>
          </table:table-cell>
          <table:table-cell office:value-type="percentage" office:value="1" table:style-name="ce54">
            <text:p>100,0%</text:p>
          </table:table-cell>
          <table:table-cell office:value-type="float" office:value="3961239" table:style-name="ce53">
            <text:p>3.961.239</text:p>
          </table:table-cell>
          <table:table-cell office:value-type="percentage" office:value="1.0003015117252456" table:style-name="ce54">
            <text:p>100,0%</text:p>
          </table:table-cell>
          <table:table-cell office:value-type="float" office:value="5321846" table:style-name="ce53">
            <text:p>5.321.846</text:p>
          </table:table-cell>
          <table:table-cell office:value-type="percentage" office:value="0.99716319285829114" table:style-name="ce54">
            <text:p>99,7%</text:p>
          </table:table-cell>
          <table:table-cell office:value-type="float" office:value="6745822" table:style-name="ce53">
            <text:p>6.745.822</text:p>
          </table:table-cell>
          <table:table-cell office:value-type="percentage" office:value="0.95912533878093742" table:style-name="ce54">
            <text:p>95,9%</text:p>
          </table:table-cell>
          <table:table-cell office:value-type="float" office:value="7095234" table:style-name="ce53">
            <text:p>7.095.234</text:p>
          </table:table-cell>
          <table:table-cell office:value-type="percentage" office:value="0.8990712691008329" table:style-name="ce54">
            <text:p>89,9%</text:p>
          </table:table-cell>
          <table:table-cell office:value-type="float" office:value="5074641" table:style-name="ce53">
            <text:p>5.074.641</text:p>
          </table:table-cell>
          <table:table-cell office:value-type="percentage" office:value="0.8144964298457098" table:style-name="ce54">
            <text:p>81,4%</text:p>
          </table:table-cell>
          <table:table-cell office:value-type="float" office:value="4188939" table:style-name="ce53">
            <text:p>4.188.939</text:p>
          </table:table-cell>
          <table:table-cell office:value-type="percentage" office:value="0.8471676401113124" table:style-name="ce54">
            <text:p>84,7%</text:p>
          </table:table-cell>
          <table:table-cell office:value-type="float" office:value="3524399" table:style-name="ce53">
            <text:p>3.524.399</text:p>
          </table:table-cell>
          <table:table-cell office:value-type="percentage" office:value="0.90632131264905424" table:style-name="ce54">
            <text:p>90,6%</text:p>
          </table:table-cell>
          <table:table-cell office:value-type="float" office:value="38859644" table:style-name="ce53">
            <text:p>38.859.64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225974266228586" table:style-name="ce54">
            <text:p>92,3%</text:p>
          </table:table-cell>
          <table:table-cell office:value-type="percentage" office:value="0.8189461103865594" table:style-name="ce54">
            <text:p>81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987" table:style-name="ce43">
            <text:p>429.987</text:p>
          </table:table-cell>
          <table:table-cell office:value-type="percentage" office:value="1" table:style-name="ce44">
            <text:p>100,0%</text:p>
          </table:table-cell>
          <table:table-cell office:value-type="float" office:value="651674" table:style-name="ce43">
            <text:p>651.674</text:p>
          </table:table-cell>
          <table:table-cell office:value-type="percentage" office:value="1" table:style-name="ce44">
            <text:p>100,0%</text:p>
          </table:table-cell>
          <table:table-cell office:value-type="float" office:value="927599" table:style-name="ce43">
            <text:p>927.599</text:p>
          </table:table-cell>
          <table:table-cell office:value-type="percentage" office:value="1.0125001773732818" table:style-name="ce44">
            <text:p>101,3%</text:p>
          </table:table-cell>
          <table:table-cell office:value-type="float" office:value="1214433" table:style-name="ce43">
            <text:p>1.214.433</text:p>
          </table:table-cell>
          <table:table-cell office:value-type="percentage" office:value="0.96001015002912993" table:style-name="ce44">
            <text:p>96,0%</text:p>
          </table:table-cell>
          <table:table-cell office:value-type="float" office:value="1252833" table:style-name="ce43">
            <text:p>1.252.833</text:p>
          </table:table-cell>
          <table:table-cell office:value-type="percentage" office:value="0.90449811351267839" table:style-name="ce44">
            <text:p>90,4%</text:p>
          </table:table-cell>
          <table:table-cell office:value-type="float" office:value="931412" table:style-name="ce43">
            <text:p>931.412</text:p>
          </table:table-cell>
          <table:table-cell office:value-type="percentage" office:value="0.81687257776370636" table:style-name="ce44">
            <text:p>81,7%</text:p>
          </table:table-cell>
          <table:table-cell office:value-type="float" office:value="770367" table:style-name="ce43">
            <text:p>770.367</text:p>
          </table:table-cell>
          <table:table-cell office:value-type="percentage" office:value="0.82953615485338206" table:style-name="ce44">
            <text:p>83,0%</text:p>
          </table:table-cell>
          <table:table-cell office:value-type="float" office:value="678031" table:style-name="ce43">
            <text:p>678.031</text:p>
          </table:table-cell>
          <table:table-cell office:value-type="percentage" office:value="0.90055079843858543" table:style-name="ce44">
            <text:p>90,1%</text:p>
          </table:table-cell>
          <table:table-cell office:value-type="float" office:value="6856336" table:style-name="ce43">
            <text:p>6.856.336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006964596633778" table:style-name="ce44">
            <text:p>92,0%</text:p>
          </table:table-cell>
          <table:table-cell office:value-type="percentage" office:value="0.81001926773168265" table:style-name="ce44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394" table:style-name="ce46">
            <text:p>100.394</text:p>
          </table:table-cell>
          <table:table-cell office:value-type="percentage" office:value="1" table:style-name="ce47">
            <text:p>100,0%</text:p>
          </table:table-cell>
          <table:table-cell office:value-type="float" office:value="118979" table:style-name="ce46">
            <text:p>118.979</text:p>
          </table:table-cell>
          <table:table-cell office:value-type="percentage" office:value="1" table:style-name="ce47">
            <text:p>100,0%</text:p>
          </table:table-cell>
          <table:table-cell office:value-type="float" office:value="153772" table:style-name="ce46">
            <text:p>153.772</text:p>
          </table:table-cell>
          <table:table-cell office:value-type="percentage" office:value="0.9834044267652382" table:style-name="ce47">
            <text:p>98,3%</text:p>
          </table:table-cell>
          <table:table-cell office:value-type="float" office:value="185590" table:style-name="ce46">
            <text:p>185.590</text:p>
          </table:table-cell>
          <table:table-cell office:value-type="percentage" office:value="0.93606568952820957" table:style-name="ce47">
            <text:p>93,6%</text:p>
          </table:table-cell>
          <table:table-cell office:value-type="float" office:value="188063" table:style-name="ce46">
            <text:p>188.063</text:p>
          </table:table-cell>
          <table:table-cell office:value-type="percentage" office:value="0.87494358969587283" table:style-name="ce47">
            <text:p>87,5%</text:p>
          </table:table-cell>
          <table:table-cell office:value-type="float" office:value="126305" table:style-name="ce46">
            <text:p>126.305</text:p>
          </table:table-cell>
          <table:table-cell office:value-type="percentage" office:value="0.76881170641442365" table:style-name="ce47">
            <text:p>76,9%</text:p>
          </table:table-cell>
          <table:table-cell office:value-type="float" office:value="104616" table:style-name="ce46">
            <text:p>104.616</text:p>
          </table:table-cell>
          <table:table-cell office:value-type="percentage" office:value="0.80226378632065709" table:style-name="ce47">
            <text:p>80,2%</text:p>
          </table:table-cell>
          <table:table-cell office:value-type="float" office:value="88567" table:style-name="ce46">
            <text:p>88.567</text:p>
          </table:table-cell>
          <table:table-cell office:value-type="percentage" office:value="0.8589647848393448" table:style-name="ce47">
            <text:p>85,9%</text:p>
          </table:table-cell>
          <table:table-cell office:value-type="float" office:value="1066286" table:style-name="ce46">
            <text:p>1.066.28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971766905683237" table:style-name="ce47">
            <text:p>90,0%</text:p>
          </table:table-cell>
          <table:table-cell office:value-type="percentage" office:value="0.80208606798150428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282" table:style-name="ce46">
            <text:p>88.282</text:p>
          </table:table-cell>
          <table:table-cell office:value-type="percentage" office:value="1" table:style-name="ce47">
            <text:p>100,0%</text:p>
          </table:table-cell>
          <table:table-cell office:value-type="float" office:value="114052" table:style-name="ce46">
            <text:p>114.052</text:p>
          </table:table-cell>
          <table:table-cell office:value-type="percentage" office:value="1" table:style-name="ce47">
            <text:p>100,0%</text:p>
          </table:table-cell>
          <table:table-cell office:value-type="float" office:value="147734" table:style-name="ce46">
            <text:p>147.734</text:p>
          </table:table-cell>
          <table:table-cell office:value-type="percentage" office:value="0.9871835992836715" table:style-name="ce47">
            <text:p>98,7%</text:p>
          </table:table-cell>
          <table:table-cell office:value-type="float" office:value="152859" table:style-name="ce46">
            <text:p>152.859</text:p>
          </table:table-cell>
          <table:table-cell office:value-type="percentage" office:value="0.93983214977404772" table:style-name="ce47">
            <text:p>94,0%</text:p>
          </table:table-cell>
          <table:table-cell office:value-type="float" office:value="150534" table:style-name="ce46">
            <text:p>150.534</text:p>
          </table:table-cell>
          <table:table-cell office:value-type="percentage" office:value="0.90143898247231924" table:style-name="ce47">
            <text:p>90,1%</text:p>
          </table:table-cell>
          <table:table-cell office:value-type="float" office:value="90451" table:style-name="ce46">
            <text:p>90.451</text:p>
          </table:table-cell>
          <table:table-cell office:value-type="percentage" office:value="0.79030327389013644" table:style-name="ce47">
            <text:p>79,0%</text:p>
          </table:table-cell>
          <table:table-cell office:value-type="float" office:value="66060" table:style-name="ce46">
            <text:p>66.060</text:p>
          </table:table-cell>
          <table:table-cell office:value-type="percentage" office:value="0.83502926268154876" table:style-name="ce47">
            <text:p>83,5%</text:p>
          </table:table-cell>
          <table:table-cell office:value-type="float" office:value="60220" table:style-name="ce46">
            <text:p>60.220</text:p>
          </table:table-cell>
          <table:table-cell office:value-type="percentage" office:value="0.94093749999999998" table:style-name="ce47">
            <text:p>94,1%</text:p>
          </table:table-cell>
          <table:table-cell office:value-type="float" office:value="870192" table:style-name="ce46">
            <text:p>870.192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175590811701559" table:style-name="ce47">
            <text:p>93,2%</text:p>
          </table:table-cell>
          <table:table-cell office:value-type="percentage" office:value="0.85414768979489275" table:style-name="ce47">
            <text:p>85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196" table:style-name="ce46">
            <text:p>51.196</text:p>
          </table:table-cell>
          <table:table-cell office:value-type="percentage" office:value="1" table:style-name="ce47">
            <text:p>100,0%</text:p>
          </table:table-cell>
          <table:table-cell office:value-type="float" office:value="79275" table:style-name="ce46">
            <text:p>79.275</text:p>
          </table:table-cell>
          <table:table-cell office:value-type="percentage" office:value="0.98458691440210644" table:style-name="ce47">
            <text:p>98,5%</text:p>
          </table:table-cell>
          <table:table-cell office:value-type="float" office:value="110841" table:style-name="ce46">
            <text:p>110.841</text:p>
          </table:table-cell>
          <table:table-cell office:value-type="percentage" office:value="0.94549223328300536" table:style-name="ce47">
            <text:p>94,5%</text:p>
          </table:table-cell>
          <table:table-cell office:value-type="float" office:value="150984" table:style-name="ce46">
            <text:p>150.984</text:p>
          </table:table-cell>
          <table:table-cell office:value-type="percentage" office:value="0.91065580197470397" table:style-name="ce47">
            <text:p>91,1%</text:p>
          </table:table-cell>
          <table:table-cell office:value-type="float" office:value="169607" table:style-name="ce46">
            <text:p>169.607</text:p>
          </table:table-cell>
          <table:table-cell office:value-type="percentage" office:value="0.82264808024368008" table:style-name="ce47">
            <text:p>82,3%</text:p>
          </table:table-cell>
          <table:table-cell office:value-type="float" office:value="129396" table:style-name="ce46">
            <text:p>129.396</text:p>
          </table:table-cell>
          <table:table-cell office:value-type="percentage" office:value="0.71023728367007521" table:style-name="ce47">
            <text:p>71,0%</text:p>
          </table:table-cell>
          <table:table-cell office:value-type="float" office:value="99330" table:style-name="ce46">
            <text:p>99.330</text:p>
          </table:table-cell>
          <table:table-cell office:value-type="percentage" office:value="0.72008525322236883" table:style-name="ce47">
            <text:p>72,0%</text:p>
          </table:table-cell>
          <table:table-cell office:value-type="float" office:value="76904" table:style-name="ce46">
            <text:p>76.904</text:p>
          </table:table-cell>
          <table:table-cell office:value-type="percentage" office:value="0.80544616673648928" table:style-name="ce47">
            <text:p>80,5%</text:p>
          </table:table-cell>
          <table:table-cell office:value-type="float" office:value="867533" table:style-name="ce46">
            <text:p>867.53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830385933651375" table:style-name="ce47">
            <text:p>83,8%</text:p>
          </table:table-cell>
          <table:table-cell office:value-type="percentage" office:value="0.7405046165612359" table:style-name="ce47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301" table:style-name="ce46">
            <text:p>92.301</text:p>
          </table:table-cell>
          <table:table-cell office:value-type="percentage" office:value="1" table:style-name="ce47">
            <text:p>100,0%</text:p>
          </table:table-cell>
          <table:table-cell office:value-type="float" office:value="150887" table:style-name="ce46">
            <text:p>150.887</text:p>
          </table:table-cell>
          <table:table-cell office:value-type="percentage" office:value="0.97641897095081243" table:style-name="ce47">
            <text:p>97,6%</text:p>
          </table:table-cell>
          <table:table-cell office:value-type="float" office:value="222358" table:style-name="ce46">
            <text:p>222.358</text:p>
          </table:table-cell>
          <table:table-cell office:value-type="percentage" office:value="0.94583397138141667" table:style-name="ce47">
            <text:p>94,6%</text:p>
          </table:table-cell>
          <table:table-cell office:value-type="float" office:value="320403" table:style-name="ce46">
            <text:p>320.403</text:p>
          </table:table-cell>
          <table:table-cell office:value-type="percentage" office:value="0.9140999452229881" table:style-name="ce47">
            <text:p>91,4%</text:p>
          </table:table-cell>
          <table:table-cell office:value-type="float" office:value="317018" table:style-name="ce46">
            <text:p>317.018</text:p>
          </table:table-cell>
          <table:table-cell office:value-type="percentage" office:value="0.81721677441973173" table:style-name="ce47">
            <text:p>81,7%</text:p>
          </table:table-cell>
          <table:table-cell office:value-type="float" office:value="227250" table:style-name="ce46">
            <text:p>227.250</text:p>
          </table:table-cell>
          <table:table-cell office:value-type="percentage" office:value="0.7308624981507329" table:style-name="ce47">
            <text:p>73,1%</text:p>
          </table:table-cell>
          <table:table-cell office:value-type="float" office:value="184061" table:style-name="ce46">
            <text:p>184.061</text:p>
          </table:table-cell>
          <table:table-cell office:value-type="percentage" office:value="0.73113192557636997" table:style-name="ce47">
            <text:p>73,1%</text:p>
          </table:table-cell>
          <table:table-cell office:value-type="float" office:value="150472" table:style-name="ce46">
            <text:p>150.472</text:p>
          </table:table-cell>
          <table:table-cell office:value-type="percentage" office:value="0.83689939209219288" table:style-name="ce47">
            <text:p>83,7%</text:p>
          </table:table-cell>
          <table:table-cell office:value-type="float" office:value="1664750" table:style-name="ce46">
            <text:p>1.664.75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902696588184057" table:style-name="ce47">
            <text:p>84,9%</text:p>
          </table:table-cell>
          <table:table-cell office:value-type="percentage" office:value="0.76506742795796967" table:style-name="ce47">
            <text:p>76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171" table:style-name="ce46">
            <text:p>42.171</text:p>
          </table:table-cell>
          <table:table-cell office:value-type="percentage" office:value="1" table:style-name="ce47">
            <text:p>100,0%</text:p>
          </table:table-cell>
          <table:table-cell office:value-type="float" office:value="55943" table:style-name="ce46">
            <text:p>55.943</text:p>
          </table:table-cell>
          <table:table-cell office:value-type="percentage" office:value="1" table:style-name="ce47">
            <text:p>100,0%</text:p>
          </table:table-cell>
          <table:table-cell office:value-type="float" office:value="76588" table:style-name="ce46">
            <text:p>76.588</text:p>
          </table:table-cell>
          <table:table-cell office:value-type="percentage" office:value="0.99021268343137891" table:style-name="ce47">
            <text:p>99,0%</text:p>
          </table:table-cell>
          <table:table-cell office:value-type="float" office:value="84381" table:style-name="ce46">
            <text:p>84.381</text:p>
          </table:table-cell>
          <table:table-cell office:value-type="percentage" office:value="0.93794184340402831" table:style-name="ce47">
            <text:p>93,8%</text:p>
          </table:table-cell>
          <table:table-cell office:value-type="float" office:value="88185" table:style-name="ce46">
            <text:p>88.185</text:p>
          </table:table-cell>
          <table:table-cell office:value-type="percentage" office:value="0.90197301803230068" table:style-name="ce47">
            <text:p>90,2%</text:p>
          </table:table-cell>
          <table:table-cell office:value-type="float" office:value="55183" table:style-name="ce46">
            <text:p>55.183</text:p>
          </table:table-cell>
          <table:table-cell office:value-type="percentage" office:value="0.78303747534516766" table:style-name="ce47">
            <text:p>78,3%</text:p>
          </table:table-cell>
          <table:table-cell office:value-type="float" office:value="41688" table:style-name="ce46">
            <text:p>41.688</text:p>
          </table:table-cell>
          <table:table-cell office:value-type="percentage" office:value="0.82542322542322544" table:style-name="ce47">
            <text:p>82,5%</text:p>
          </table:table-cell>
          <table:table-cell office:value-type="float" office:value="40427" table:style-name="ce46">
            <text:p>40.427</text:p>
          </table:table-cell>
          <table:table-cell office:value-type="percentage" office:value="0.91956872824875469" table:style-name="ce47">
            <text:p>92,0%</text:p>
          </table:table-cell>
          <table:table-cell office:value-type="float" office:value="484566" table:style-name="ce46">
            <text:p>484.56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452020216474251" table:style-name="ce47">
            <text:p>92,5%</text:p>
          </table:table-cell>
          <table:table-cell office:value-type="percentage" office:value="0.83129497945634367" table:style-name="ce47">
            <text:p>83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872" table:style-name="ce46">
            <text:p>227.872</text:p>
          </table:table-cell>
          <table:table-cell office:value-type="percentage" office:value="1" table:style-name="ce47">
            <text:p>100,0%</text:p>
          </table:table-cell>
          <table:table-cell office:value-type="float" office:value="250308" table:style-name="ce46">
            <text:p>250.308</text:p>
          </table:table-cell>
          <table:table-cell office:value-type="percentage" office:value="1" table:style-name="ce47">
            <text:p>100,0%</text:p>
          </table:table-cell>
          <table:table-cell office:value-type="float" office:value="321608" table:style-name="ce46">
            <text:p>321.608</text:p>
          </table:table-cell>
          <table:table-cell office:value-type="percentage" office:value="1.0095205210703917" table:style-name="ce47">
            <text:p>101,0%</text:p>
          </table:table-cell>
          <table:table-cell office:value-type="float" office:value="351583" table:style-name="ce46">
            <text:p>351.583</text:p>
          </table:table-cell>
          <table:table-cell office:value-type="percentage" office:value="0.92236636715419429" table:style-name="ce47">
            <text:p>92,2%</text:p>
          </table:table-cell>
          <table:table-cell office:value-type="float" office:value="319212" table:style-name="ce46">
            <text:p>319.212</text:p>
          </table:table-cell>
          <table:table-cell office:value-type="percentage" office:value="0.87863365491804402" table:style-name="ce47">
            <text:p>87,9%</text:p>
          </table:table-cell>
          <table:table-cell office:value-type="float" office:value="211429" table:style-name="ce46">
            <text:p>211.429</text:p>
          </table:table-cell>
          <table:table-cell office:value-type="percentage" office:value="0.78955348173707818" table:style-name="ce47">
            <text:p>79,0%</text:p>
          </table:table-cell>
          <table:table-cell office:value-type="float" office:value="172023" table:style-name="ce46">
            <text:p>172.023</text:p>
          </table:table-cell>
          <table:table-cell office:value-type="percentage" office:value="0.81525169900381977" table:style-name="ce47">
            <text:p>81,5%</text:p>
          </table:table-cell>
          <table:table-cell office:value-type="float" office:value="140698" table:style-name="ce46">
            <text:p>140.698</text:p>
          </table:table-cell>
          <table:table-cell office:value-type="percentage" office:value="0.85095136142057071" table:style-name="ce47">
            <text:p>85,1%</text:p>
          </table:table-cell>
          <table:table-cell office:value-type="float" office:value="1994733" table:style-name="ce46">
            <text:p>1.994.73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659058023125073" table:style-name="ce47">
            <text:p>91,7%</text:p>
          </table:table-cell>
          <table:table-cell office:value-type="percentage" office:value="0.83290242087620536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7286" table:style-name="ce46">
            <text:p>137.286</text:p>
          </table:table-cell>
          <table:table-cell office:value-type="percentage" office:value="1" table:style-name="ce47">
            <text:p>100,0%</text:p>
          </table:table-cell>
          <table:table-cell office:value-type="float" office:value="158206" table:style-name="ce46">
            <text:p>158.206</text:p>
          </table:table-cell>
          <table:table-cell office:value-type="percentage" office:value="0.99437464252267427" table:style-name="ce47">
            <text:p>99,4%</text:p>
          </table:table-cell>
          <table:table-cell office:value-type="float" office:value="219213" table:style-name="ce46">
            <text:p>219.213</text:p>
          </table:table-cell>
          <table:table-cell office:value-type="percentage" office:value="1.0035203530424273" table:style-name="ce47">
            <text:p>100,4%</text:p>
          </table:table-cell>
          <table:table-cell office:value-type="float" office:value="280860" table:style-name="ce46">
            <text:p>280.860</text:p>
          </table:table-cell>
          <table:table-cell office:value-type="percentage" office:value="0.91343120483416695" table:style-name="ce47">
            <text:p>91,3%</text:p>
          </table:table-cell>
          <table:table-cell office:value-type="float" office:value="279612" table:style-name="ce46">
            <text:p>279.612</text:p>
          </table:table-cell>
          <table:table-cell office:value-type="percentage" office:value="0.84575853359749553" table:style-name="ce47">
            <text:p>84,6%</text:p>
          </table:table-cell>
          <table:table-cell office:value-type="float" office:value="199147" table:style-name="ce46">
            <text:p>199.147</text:p>
          </table:table-cell>
          <table:table-cell office:value-type="percentage" office:value="0.74895167750403346" table:style-name="ce47">
            <text:p>74,9%</text:p>
          </table:table-cell>
          <table:table-cell office:value-type="float" office:value="166813" table:style-name="ce46">
            <text:p>166.813</text:p>
          </table:table-cell>
          <table:table-cell office:value-type="percentage" office:value="0.76488497815112177" table:style-name="ce47">
            <text:p>76,5%</text:p>
          </table:table-cell>
          <table:table-cell office:value-type="float" office:value="147278" table:style-name="ce46">
            <text:p>147.278</text:p>
          </table:table-cell>
          <table:table-cell office:value-type="percentage" office:value="0.84656151564619597" table:style-name="ce47">
            <text:p>84,7%</text:p>
          </table:table-cell>
          <table:table-cell office:value-type="float" office:value="1588415" table:style-name="ce46">
            <text:p>1.588.41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7816732125007735" table:style-name="ce47">
            <text:p>87,8%</text:p>
          </table:table-cell>
          <table:table-cell office:value-type="percentage" office:value="0.77664712028675631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4323" table:style-name="ce46">
            <text:p>454.323</text:p>
          </table:table-cell>
          <table:table-cell office:value-type="percentage" office:value="1" table:style-name="ce47">
            <text:p>100,0%</text:p>
          </table:table-cell>
          <table:table-cell office:value-type="float" office:value="616290" table:style-name="ce46">
            <text:p>616.290</text:p>
          </table:table-cell>
          <table:table-cell office:value-type="percentage" office:value="0.97008934474226027" table:style-name="ce47">
            <text:p>97,0%</text:p>
          </table:table-cell>
          <table:table-cell office:value-type="float" office:value="791029" table:style-name="ce46">
            <text:p>791.029</text:p>
          </table:table-cell>
          <table:table-cell office:value-type="percentage" office:value="0.94441751513878014" table:style-name="ce47">
            <text:p>94,4%</text:p>
          </table:table-cell>
          <table:table-cell office:value-type="float" office:value="1026936" table:style-name="ce46">
            <text:p>1.026.936</text:p>
          </table:table-cell>
          <table:table-cell office:value-type="percentage" office:value="0.9406070820128597" table:style-name="ce47">
            <text:p>94,1%</text:p>
          </table:table-cell>
          <table:table-cell office:value-type="float" office:value="1134416" table:style-name="ce46">
            <text:p>1.134.416</text:p>
          </table:table-cell>
          <table:table-cell office:value-type="percentage" office:value="0.86152397370809297" table:style-name="ce47">
            <text:p>86,2%</text:p>
          </table:table-cell>
          <table:table-cell office:value-type="float" office:value="789306" table:style-name="ce46">
            <text:p>789.306</text:p>
          </table:table-cell>
          <table:table-cell office:value-type="percentage" office:value="0.75556836152134876" table:style-name="ce47">
            <text:p>75,6%</text:p>
          </table:table-cell>
          <table:table-cell office:value-type="float" office:value="653019" table:style-name="ce46">
            <text:p>653.019</text:p>
          </table:table-cell>
          <table:table-cell office:value-type="percentage" office:value="0.77839045933236783" table:style-name="ce47">
            <text:p>77,8%</text:p>
          </table:table-cell>
          <table:table-cell office:value-type="float" office:value="545221" table:style-name="ce46">
            <text:p>545.221</text:p>
          </table:table-cell>
          <table:table-cell office:value-type="percentage" office:value="0.83091931005263908" table:style-name="ce47">
            <text:p>83,1%</text:p>
          </table:table-cell>
          <table:table-cell office:value-type="float" office:value="6010540" table:style-name="ce46">
            <text:p>6.010.54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510555649383548" table:style-name="ce47">
            <text:p>87,5%</text:p>
          </table:table-cell>
          <table:table-cell office:value-type="percentage" office:value="0.77251541968045923" table:style-name="ce47">
            <text:p>77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264" table:style-name="ce46">
            <text:p>293.264</text:p>
          </table:table-cell>
          <table:table-cell office:value-type="percentage" office:value="1" table:style-name="ce47">
            <text:p>100,0%</text:p>
          </table:table-cell>
          <table:table-cell office:value-type="float" office:value="432635" table:style-name="ce46">
            <text:p>432.635</text:p>
          </table:table-cell>
          <table:table-cell office:value-type="percentage" office:value="0.98806244889942496" table:style-name="ce47">
            <text:p>98,8%</text:p>
          </table:table-cell>
          <table:table-cell office:value-type="float" office:value="568751" table:style-name="ce46">
            <text:p>568.751</text:p>
          </table:table-cell>
          <table:table-cell office:value-type="percentage" office:value="0.97937588681792509" table:style-name="ce47">
            <text:p>97,9%</text:p>
          </table:table-cell>
          <table:table-cell office:value-type="float" office:value="713363" table:style-name="ce46">
            <text:p>713.363</text:p>
          </table:table-cell>
          <table:table-cell office:value-type="percentage" office:value="0.948199868675349" table:style-name="ce47">
            <text:p>94,8%</text:p>
          </table:table-cell>
          <table:table-cell office:value-type="float" office:value="752756" table:style-name="ce46">
            <text:p>752.756</text:p>
          </table:table-cell>
          <table:table-cell office:value-type="percentage" office:value="0.88394387896494553" table:style-name="ce47">
            <text:p>88,4%</text:p>
          </table:table-cell>
          <table:table-cell office:value-type="float" office:value="511558" table:style-name="ce46">
            <text:p>511.558</text:p>
          </table:table-cell>
          <table:table-cell office:value-type="percentage" office:value="0.78851777008103163" table:style-name="ce47">
            <text:p>78,9%</text:p>
          </table:table-cell>
          <table:table-cell office:value-type="float" office:value="426833" table:style-name="ce46">
            <text:p>426.833</text:p>
          </table:table-cell>
          <table:table-cell office:value-type="percentage" office:value="0.82699379608855206" table:style-name="ce47">
            <text:p>82,7%</text:p>
          </table:table-cell>
          <table:table-cell office:value-type="float" office:value="374135" table:style-name="ce46">
            <text:p>374.135</text:p>
          </table:table-cell>
          <table:table-cell office:value-type="percentage" office:value="0.88129017668909926" table:style-name="ce47">
            <text:p>88,1%</text:p>
          </table:table-cell>
          <table:table-cell office:value-type="float" office:value="4073295" table:style-name="ce46">
            <text:p>4.073.295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750411221312255" table:style-name="ce47">
            <text:p>90,8%</text:p>
          </table:table-cell>
          <table:table-cell office:value-type="percentage" office:value="0.80542034538621288" table:style-name="ce47">
            <text:p>80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99" table:style-name="ce46">
            <text:p>77.599</text:p>
          </table:table-cell>
          <table:table-cell office:value-type="percentage" office:value="1" table:style-name="ce47">
            <text:p>100,0%</text:p>
          </table:table-cell>
          <table:table-cell office:value-type="float" office:value="95654" table:style-name="ce46">
            <text:p>95.654</text:p>
          </table:table-cell>
          <table:table-cell office:value-type="percentage" office:value="1" table:style-name="ce47">
            <text:p>100,0%</text:p>
          </table:table-cell>
          <table:table-cell office:value-type="float" office:value="132181" table:style-name="ce46">
            <text:p>132.181</text:p>
          </table:table-cell>
          <table:table-cell office:value-type="percentage" office:value="1.0549414590931945" table:style-name="ce47">
            <text:p>105,5%</text:p>
          </table:table-cell>
          <table:table-cell office:value-type="float" office:value="160870" table:style-name="ce46">
            <text:p>160.870</text:p>
          </table:table-cell>
          <table:table-cell office:value-type="percentage" office:value="0.95067842284417547" table:style-name="ce47">
            <text:p>95,1%</text:p>
          </table:table-cell>
          <table:table-cell office:value-type="float" office:value="145183" table:style-name="ce46">
            <text:p>145.183</text:p>
          </table:table-cell>
          <table:table-cell office:value-type="percentage" office:value="0.91027248673931305" table:style-name="ce47">
            <text:p>91,0%</text:p>
          </table:table-cell>
          <table:table-cell office:value-type="float" office:value="111902" table:style-name="ce46">
            <text:p>111.902</text:p>
          </table:table-cell>
          <table:table-cell office:value-type="percentage" office:value="0.83834910360431225" table:style-name="ce47">
            <text:p>83,8%</text:p>
          </table:table-cell>
          <table:table-cell office:value-type="float" office:value="92072" table:style-name="ce46">
            <text:p>92.072</text:p>
          </table:table-cell>
          <table:table-cell office:value-type="percentage" office:value="0.81249558771620189" table:style-name="ce47">
            <text:p>81,2%</text:p>
          </table:table-cell>
          <table:table-cell office:value-type="float" office:value="77075" table:style-name="ce46">
            <text:p>77.075</text:p>
          </table:table-cell>
          <table:table-cell office:value-type="percentage" office:value="0.90943952802359884" table:style-name="ce47">
            <text:p>90,9%</text:p>
          </table:table-cell>
          <table:table-cell office:value-type="float" office:value="892536" table:style-name="ce46">
            <text:p>892.536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612477803987049" table:style-name="ce47">
            <text:p>93,6%</text:p>
          </table:table-cell>
          <table:table-cell office:value-type="percentage" office:value="0.83885987328792555" table:style-name="ce47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1272" table:style-name="ce46">
            <text:p>241.272</text:p>
          </table:table-cell>
          <table:table-cell office:value-type="percentage" office:value="1" table:style-name="ce47">
            <text:p>100,0%</text:p>
          </table:table-cell>
          <table:table-cell office:value-type="float" office:value="290830" table:style-name="ce46">
            <text:p>290.830</text:p>
          </table:table-cell>
          <table:table-cell office:value-type="percentage" office:value="1" table:style-name="ce47">
            <text:p>100,0%</text:p>
          </table:table-cell>
          <table:table-cell office:value-type="float" office:value="346512" table:style-name="ce46">
            <text:p>346.512</text:p>
          </table:table-cell>
          <table:table-cell office:value-type="percentage" office:value="0.998803782928397" table:style-name="ce47">
            <text:p>99,9%</text:p>
          </table:table-cell>
          <table:table-cell office:value-type="float" office:value="390962" table:style-name="ce46">
            <text:p>390.962</text:p>
          </table:table-cell>
          <table:table-cell office:value-type="percentage" office:value="0.96322393560801101" table:style-name="ce47">
            <text:p>96,3%</text:p>
          </table:table-cell>
          <table:table-cell office:value-type="float" office:value="408397" table:style-name="ce46">
            <text:p>408.397</text:p>
          </table:table-cell>
          <table:table-cell office:value-type="percentage" office:value="0.92142971564975484" table:style-name="ce47">
            <text:p>92,1%</text:p>
          </table:table-cell>
          <table:table-cell office:value-type="float" office:value="264039" table:style-name="ce46">
            <text:p>264.039</text:p>
          </table:table-cell>
          <table:table-cell office:value-type="percentage" office:value="0.81642692821451546" table:style-name="ce47">
            <text:p>81,6%</text:p>
          </table:table-cell>
          <table:table-cell office:value-type="float" office:value="198795" table:style-name="ce46">
            <text:p>198.795</text:p>
          </table:table-cell>
          <table:table-cell office:value-type="percentage" office:value="0.86065520540650531" table:style-name="ce47">
            <text:p>86,1%</text:p>
          </table:table-cell>
          <table:table-cell office:value-type="float" office:value="170550" table:style-name="ce46">
            <text:p>170.550</text:p>
          </table:table-cell>
          <table:table-cell office:value-type="percentage" office:value="0.94746315421066962" table:style-name="ce47">
            <text:p>94,7%</text:p>
          </table:table-cell>
          <table:table-cell office:value-type="float" office:value="2311357" table:style-name="ce46">
            <text:p>2.311.357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68255247409138" table:style-name="ce47">
            <text:p>94,2%</text:p>
          </table:table-cell>
          <table:table-cell office:value-type="percentage" office:value="0.85548180688639763" table:style-name="ce47">
            <text:p>8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95" table:style-name="ce46">
            <text:p>23.195</text:p>
          </table:table-cell>
          <table:table-cell office:value-type="percentage" office:value="1" table:style-name="ce47">
            <text:p>100,0%</text:p>
          </table:table-cell>
          <table:table-cell office:value-type="float" office:value="28595" table:style-name="ce46">
            <text:p>28.595</text:p>
          </table:table-cell>
          <table:table-cell office:value-type="percentage" office:value="1" table:style-name="ce47">
            <text:p>100,0%</text:p>
          </table:table-cell>
          <table:table-cell office:value-type="float" office:value="37702" table:style-name="ce46">
            <text:p>37.702</text:p>
          </table:table-cell>
          <table:table-cell office:value-type="percentage" office:value="0.99957579935309404" table:style-name="ce47">
            <text:p>100,0%</text:p>
          </table:table-cell>
          <table:table-cell office:value-type="float" office:value="45035" table:style-name="ce46">
            <text:p>45.035</text:p>
          </table:table-cell>
          <table:table-cell office:value-type="percentage" office:value="0.94484306814367236" table:style-name="ce47">
            <text:p>94,5%</text:p>
          </table:table-cell>
          <table:table-cell office:value-type="float" office:value="47247" table:style-name="ce46">
            <text:p>47.247</text:p>
          </table:table-cell>
          <table:table-cell office:value-type="percentage" office:value="0.89234517536404334" table:style-name="ce47">
            <text:p>89,2%</text:p>
          </table:table-cell>
          <table:table-cell office:value-type="float" office:value="31115" table:style-name="ce46">
            <text:p>31.115</text:p>
          </table:table-cell>
          <table:table-cell office:value-type="percentage" office:value="0.79134769449884279" table:style-name="ce47">
            <text:p>79,1%</text:p>
          </table:table-cell>
          <table:table-cell office:value-type="float" office:value="24137" table:style-name="ce46">
            <text:p>24.137</text:p>
          </table:table-cell>
          <table:table-cell office:value-type="percentage" office:value="0.79246831702672538" table:style-name="ce47">
            <text:p>79,2%</text:p>
          </table:table-cell>
          <table:table-cell office:value-type="float" office:value="22118" table:style-name="ce46">
            <text:p>22.118</text:p>
          </table:table-cell>
          <table:table-cell office:value-type="percentage" office:value="0.86628544571518096" table:style-name="ce47">
            <text:p>86,6%</text:p>
          </table:table-cell>
          <table:table-cell office:value-type="float" office:value="259144" table:style-name="ce46">
            <text:p>259.144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257527203577837" table:style-name="ce47">
            <text:p>91,3%</text:p>
          </table:table-cell>
          <table:table-cell office:value-type="percentage" office:value="0.81004269897534964" table:style-name="ce47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2329" table:style-name="ce46">
            <text:p>372.329</text:p>
          </table:table-cell>
          <table:table-cell office:value-type="percentage" office:value="1" table:style-name="ce47">
            <text:p>100,0%</text:p>
          </table:table-cell>
          <table:table-cell office:value-type="float" office:value="510914" table:style-name="ce46">
            <text:p>510.914</text:p>
          </table:table-cell>
          <table:table-cell office:value-type="percentage" office:value="0.97116983886511776" table:style-name="ce47">
            <text:p>97,1%</text:p>
          </table:table-cell>
          <table:table-cell office:value-type="float" office:value="681647" table:style-name="ce46">
            <text:p>681.647</text:p>
          </table:table-cell>
          <table:table-cell office:value-type="percentage" office:value="0.96918058985700739" table:style-name="ce47">
            <text:p>96,9%</text:p>
          </table:table-cell>
          <table:table-cell office:value-type="float" office:value="941131" table:style-name="ce46">
            <text:p>941.131</text:p>
          </table:table-cell>
          <table:table-cell office:value-type="percentage" office:value="0.96746242481622313" table:style-name="ce47">
            <text:p>96,7%</text:p>
          </table:table-cell>
          <table:table-cell office:value-type="float" office:value="1028448" table:style-name="ce46">
            <text:p>1.028.448</text:p>
          </table:table-cell>
          <table:table-cell office:value-type="percentage" office:value="0.88205281263427648" table:style-name="ce47">
            <text:p>88,2%</text:p>
          </table:table-cell>
          <table:table-cell office:value-type="float" office:value="745955" table:style-name="ce46">
            <text:p>745.955</text:p>
          </table:table-cell>
          <table:table-cell office:value-type="percentage" office:value="0.78551345773135084" table:style-name="ce47">
            <text:p>78,6%</text:p>
          </table:table-cell>
          <table:table-cell office:value-type="float" office:value="598957" table:style-name="ce46">
            <text:p>598.957</text:p>
          </table:table-cell>
          <table:table-cell office:value-type="percentage" office:value="0.80670325600188564" table:style-name="ce47">
            <text:p>80,7%</text:p>
          </table:table-cell>
          <table:table-cell office:value-type="float" office:value="459407" table:style-name="ce46">
            <text:p>459.407</text:p>
          </table:table-cell>
          <table:table-cell office:value-type="percentage" office:value="0.82994063684417807" table:style-name="ce47">
            <text:p>83,0%</text:p>
          </table:table-cell>
          <table:table-cell office:value-type="float" office:value="5338788" table:style-name="ce46">
            <text:p>5.338.7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308201140293053" table:style-name="ce47">
            <text:p>89,3%</text:p>
          </table:table-cell>
          <table:table-cell office:value-type="percentage" office:value="0.78744486634587474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336" table:style-name="ce46">
            <text:p>73.336</text:p>
          </table:table-cell>
          <table:table-cell office:value-type="percentage" office:value="1" table:style-name="ce47">
            <text:p>100,0%</text:p>
          </table:table-cell>
          <table:table-cell office:value-type="float" office:value="102843" table:style-name="ce46">
            <text:p>102.843</text:p>
          </table:table-cell>
          <table:table-cell office:value-type="percentage" office:value="0.99945577702407218" table:style-name="ce47">
            <text:p>99,9%</text:p>
          </table:table-cell>
          <table:table-cell office:value-type="float" office:value="145745" table:style-name="ce46">
            <text:p>145.745</text:p>
          </table:table-cell>
          <table:table-cell office:value-type="percentage" office:value="0.99207672777025235" table:style-name="ce47">
            <text:p>99,2%</text:p>
          </table:table-cell>
          <table:table-cell office:value-type="float" office:value="206880" table:style-name="ce46">
            <text:p>206.880</text:p>
          </table:table-cell>
          <table:table-cell office:value-type="percentage" office:value="0.97010166185242153" table:style-name="ce47">
            <text:p>97,0%</text:p>
          </table:table-cell>
          <table:table-cell office:value-type="float" office:value="230823" table:style-name="ce46">
            <text:p>230.823</text:p>
          </table:table-cell>
          <table:table-cell office:value-type="percentage" office:value="0.90819060659356221" table:style-name="ce47">
            <text:p>90,8%</text:p>
          </table:table-cell>
          <table:table-cell office:value-type="float" office:value="167277" table:style-name="ce46">
            <text:p>167.277</text:p>
          </table:table-cell>
          <table:table-cell office:value-type="percentage" office:value="0.80035693267560748" table:style-name="ce47">
            <text:p>80,0%</text:p>
          </table:table-cell>
          <table:table-cell office:value-type="float" office:value="141428" table:style-name="ce46">
            <text:p>141.428</text:p>
          </table:table-cell>
          <table:table-cell office:value-type="percentage" office:value="0.82107194278017737" table:style-name="ce47">
            <text:p>82,1%</text:p>
          </table:table-cell>
          <table:table-cell office:value-type="float" office:value="121457" table:style-name="ce46">
            <text:p>121.457</text:p>
          </table:table-cell>
          <table:table-cell office:value-type="percentage" office:value="0.85596994939884707" table:style-name="ce47">
            <text:p>85,6%</text:p>
          </table:table-cell>
          <table:table-cell office:value-type="float" office:value="1189789" table:style-name="ce46">
            <text:p>1.189.789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814090434817119" table:style-name="ce47">
            <text:p>90,8%</text:p>
          </table:table-cell>
          <table:table-cell office:value-type="percentage" office:value="0.78728748566584905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84" table:style-name="ce46">
            <text:p>42.184</text:p>
          </table:table-cell>
          <table:table-cell office:value-type="percentage" office:value="1" table:style-name="ce47">
            <text:p>100,0%</text:p>
          </table:table-cell>
          <table:table-cell office:value-type="float" office:value="55823" table:style-name="ce46">
            <text:p>55.823</text:p>
          </table:table-cell>
          <table:table-cell office:value-type="percentage" office:value="1" table:style-name="ce47">
            <text:p>100,0%</text:p>
          </table:table-cell>
          <table:table-cell office:value-type="float" office:value="71985" table:style-name="ce46">
            <text:p>71.985</text:p>
          </table:table-cell>
          <table:table-cell office:value-type="percentage" office:value="0.97482530740479933" table:style-name="ce47">
            <text:p>97,5%</text:p>
          </table:table-cell>
          <table:table-cell office:value-type="float" office:value="91819" table:style-name="ce46">
            <text:p>91.819</text:p>
          </table:table-cell>
          <table:table-cell office:value-type="percentage" office:value="0.94958322129604733" table:style-name="ce47">
            <text:p>95,0%</text:p>
          </table:table-cell>
          <table:table-cell office:value-type="float" office:value="95392" table:style-name="ce46">
            <text:p>95.392</text:p>
          </table:table-cell>
          <table:table-cell office:value-type="percentage" office:value="0.88324290290920537" table:style-name="ce47">
            <text:p>88,3%</text:p>
          </table:table-cell>
          <table:table-cell office:value-type="float" office:value="64442" table:style-name="ce46">
            <text:p>64.442</text:p>
          </table:table-cell>
          <table:table-cell office:value-type="percentage" office:value="0.79224499329981191" table:style-name="ce47">
            <text:p>79,2%</text:p>
          </table:table-cell>
          <table:table-cell office:value-type="float" office:value="57717" table:style-name="ce46">
            <text:p>57.717</text:p>
          </table:table-cell>
          <table:table-cell office:value-type="percentage" office:value="0.8471971465057907" table:style-name="ce47">
            <text:p>84,7%</text:p>
          </table:table-cell>
          <table:table-cell office:value-type="float" office:value="50364" table:style-name="ce46">
            <text:p>50.364</text:p>
          </table:table-cell>
          <table:table-cell office:value-type="percentage" office:value="0.89316875931049156" table:style-name="ce47">
            <text:p>89,3%</text:p>
          </table:table-cell>
          <table:table-cell office:value-type="float" office:value="529726" table:style-name="ce46">
            <text:p>529.72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119352408343279" table:style-name="ce47">
            <text:p>91,1%</text:p>
          </table:table-cell>
          <table:table-cell office:value-type="percentage" office:value="0.80116213473442865" table:style-name="ce47">
            <text:p>80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2099" table:style-name="ce46">
            <text:p>162.099</text:p>
          </table:table-cell>
          <table:table-cell office:value-type="percentage" office:value="1.0262678062678063" table:style-name="ce47">
            <text:p>102,6%</text:p>
          </table:table-cell>
          <table:table-cell office:value-type="float" office:value="212324" table:style-name="ce46">
            <text:p>212.324</text:p>
          </table:table-cell>
          <table:table-cell office:value-type="percentage" office:value="0.99644736039346538" table:style-name="ce47">
            <text:p>99,6%</text:p>
          </table:table-cell>
          <table:table-cell office:value-type="float" office:value="273971" table:style-name="ce46">
            <text:p>273.971</text:p>
          </table:table-cell>
          <table:table-cell office:value-type="percentage" office:value="0.97805218496424728" table:style-name="ce47">
            <text:p>97,8%</text:p>
          </table:table-cell>
          <table:table-cell office:value-type="float" office:value="322409" table:style-name="ce46">
            <text:p>322.409</text:p>
          </table:table-cell>
          <table:table-cell office:value-type="percentage" office:value="0.94832591616491702" table:style-name="ce47">
            <text:p>94,8%</text:p>
          </table:table-cell>
          <table:table-cell office:value-type="float" office:value="319860" table:style-name="ce46">
            <text:p>319.860</text:p>
          </table:table-cell>
          <table:table-cell office:value-type="percentage" office:value="0.88326664512761888" table:style-name="ce47">
            <text:p>88,3%</text:p>
          </table:table-cell>
          <table:table-cell office:value-type="float" office:value="203510" table:style-name="ce46">
            <text:p>203.510</text:p>
          </table:table-cell>
          <table:table-cell office:value-type="percentage" office:value="0.7810994730236468" table:style-name="ce47">
            <text:p>78,1%</text:p>
          </table:table-cell>
          <table:table-cell office:value-type="float" office:value="166571" table:style-name="ce46">
            <text:p>166.571</text:p>
          </table:table-cell>
          <table:table-cell office:value-type="percentage" office:value="0.82651562515506072" table:style-name="ce47">
            <text:p>82,7%</text:p>
          </table:table-cell>
          <table:table-cell office:value-type="float" office:value="150061" table:style-name="ce46">
            <text:p>150.061</text:p>
          </table:table-cell>
          <table:table-cell office:value-type="percentage" office:value="0.89000984543847783" table:style-name="ce47">
            <text:p>89,0%</text:p>
          </table:table-cell>
          <table:table-cell office:value-type="float" office:value="1810805" table:style-name="ce46">
            <text:p>1.810.805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273035566041971" table:style-name="ce47">
            <text:p>91,3%</text:p>
          </table:table-cell>
          <table:table-cell office:value-type="percentage" office:value="0.81549278902447375" table:style-name="ce47">
            <text:p>81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9" table:style-name="ce46">
            <text:p>2.379</text:p>
          </table:table-cell>
          <table:table-cell office:value-type="percentage" office:value="0.9132437619961612" table:style-name="ce47">
            <text:p>91,3%</text:p>
          </table:table-cell>
          <table:table-cell office:value-type="float" office:value="3855" table:style-name="ce46">
            <text:p>3.855</text:p>
          </table:table-cell>
          <table:table-cell office:value-type="percentage" office:value="0.89277443260768874" table:style-name="ce47">
            <text:p>89,3%</text:p>
          </table:table-cell>
          <table:table-cell office:value-type="float" office:value="7549" table:style-name="ce46">
            <text:p>7.549</text:p>
          </table:table-cell>
          <table:table-cell office:value-type="percentage" office:value="0.96079928725976838" table:style-name="ce47">
            <text:p>96,1%</text:p>
          </table:table-cell>
          <table:table-cell office:value-type="float" office:value="10517" table:style-name="ce46">
            <text:p>10.517</text:p>
          </table:table-cell>
          <table:table-cell office:value-type="percentage" office:value="0.91008999653859468" table:style-name="ce47">
            <text:p>91,0%</text:p>
          </table:table-cell>
          <table:table-cell office:value-type="float" office:value="11029" table:style-name="ce46">
            <text:p>11.029</text:p>
          </table:table-cell>
          <table:table-cell office:value-type="percentage" office:value="0.87240942888783424" table:style-name="ce47">
            <text:p>87,2%</text:p>
          </table:table-cell>
          <table:table-cell office:value-type="float" office:value="9050" table:style-name="ce46">
            <text:p>9.050</text:p>
          </table:table-cell>
          <table:table-cell office:value-type="percentage" office:value="0.7608878426097192" table:style-name="ce47">
            <text:p>76,1%</text:p>
          </table:table-cell>
          <table:table-cell office:value-type="float" office:value="8782" table:style-name="ce46">
            <text:p>8.782</text:p>
          </table:table-cell>
          <table:table-cell office:value-type="percentage" office:value="0.80076593416613473" table:style-name="ce47">
            <text:p>80,1%</text:p>
          </table:table-cell>
          <table:table-cell office:value-type="float" office:value="8128" table:style-name="ce46">
            <text:p>8.128</text:p>
          </table:table-cell>
          <table:table-cell office:value-type="percentage" office:value="0.89064212141135213" table:style-name="ce47">
            <text:p>89,1%</text:p>
          </table:table-cell>
          <table:table-cell office:value-type="float" office:value="61289" table:style-name="ce46">
            <text:p>61.289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6365109561051223" table:style-name="ce47">
            <text:p>86,4%</text:p>
          </table:table-cell>
          <table:table-cell office:value-type="percentage" office:value="0.7278805729080069" table:style-name="ce47">
            <text:p>72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43" table:style-name="ce46">
            <text:p>2.043</text:p>
          </table:table-cell>
          <table:table-cell office:value-type="percentage" office:value="0.86973180076628354" table:style-name="ce47">
            <text:p>87,0%</text:p>
          </table:table-cell>
          <table:table-cell office:value-type="float" office:value="3357" table:style-name="ce46">
            <text:p>3.357</text:p>
          </table:table-cell>
          <table:table-cell office:value-type="percentage" office:value="0.89567769477054426" table:style-name="ce47">
            <text:p>89,6%</text:p>
          </table:table-cell>
          <table:table-cell office:value-type="float" office:value="7333" table:style-name="ce46">
            <text:p>7.333</text:p>
          </table:table-cell>
          <table:table-cell office:value-type="percentage" office:value="0.93688514117797372" table:style-name="ce47">
            <text:p>93,7%</text:p>
          </table:table-cell>
          <table:table-cell office:value-type="float" office:value="9930" table:style-name="ce46">
            <text:p>9.930</text:p>
          </table:table-cell>
          <table:table-cell office:value-type="percentage" office:value="0.87883883529515883" table:style-name="ce47">
            <text:p>87,9%</text:p>
          </table:table-cell>
          <table:table-cell office:value-type="float" office:value="10395" table:style-name="ce46">
            <text:p>10.395</text:p>
          </table:table-cell>
          <table:table-cell office:value-type="percentage" office:value="0.8661056490584903" table:style-name="ce47">
            <text:p>86,6%</text:p>
          </table:table-cell>
          <table:table-cell office:value-type="float" office:value="8829" table:style-name="ce46">
            <text:p>8.829</text:p>
          </table:table-cell>
          <table:table-cell office:value-type="percentage" office:value="0.72768482650622268" table:style-name="ce47">
            <text:p>72,8%</text:p>
          </table:table-cell>
          <table:table-cell office:value-type="float" office:value="8752" table:style-name="ce46">
            <text:p>8.752</text:p>
          </table:table-cell>
          <table:table-cell office:value-type="percentage" office:value="0.72963734889537302" table:style-name="ce47">
            <text:p>73,0%</text:p>
          </table:table-cell>
          <table:table-cell office:value-type="float" office:value="8035" table:style-name="ce46">
            <text:p>8.035</text:p>
          </table:table-cell>
          <table:table-cell office:value-type="percentage" office:value="0.83925214121579272" table:style-name="ce47">
            <text:p>83,9%</text:p>
          </table:table-cell>
          <table:table-cell office:value-type="float" office:value="58674" table:style-name="ce46">
            <text:p>58.674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724491378459541" table:style-name="ce47">
            <text:p>82,7%</text:p>
          </table:table-cell>
          <table:table-cell office:value-type="percentage" office:value="0.67382516422435579" table:style-name="ce47">
            <text:p>67,4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2" table:style-name="ce46">
            <text:p>22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84" table:style-name="ce46">
            <text:p>3.584</text:p>
          </table:table-cell>
          <table:table-cell office:value-type="string" table:style-name="ce47">
            <text:p>-</text:p>
          </table:table-cell>
          <table:table-cell office:value-type="float" office:value="9476" table:style-name="ce46">
            <text:p>9.476</text:p>
          </table:table-cell>
          <table:table-cell office:value-type="string" table:style-name="ce47">
            <text:p>-</text:p>
          </table:table-cell>
          <table:table-cell office:value-type="float" office:value="22074" table:style-name="ce46">
            <text:p>22.074</text:p>
          </table:table-cell>
          <table:table-cell office:value-type="string" table:style-name="ce47">
            <text:p>-</text:p>
          </table:table-cell>
          <table:table-cell office:value-type="float" office:value="31824" table:style-name="ce46">
            <text:p>31.824</text:p>
          </table:table-cell>
          <table:table-cell office:value-type="string" table:style-name="ce47">
            <text:p>-</text:p>
          </table:table-cell>
          <table:table-cell office:value-type="float" office:value="23807" table:style-name="ce46">
            <text:p>23.807</text:p>
          </table:table-cell>
          <table:table-cell office:value-type="string" table:style-name="ce47">
            <text:p>-</text:p>
          </table:table-cell>
          <table:table-cell office:value-type="float" office:value="1248" table:style-name="ce46">
            <text:p>1.248</text:p>
          </table:table-cell>
          <table:table-cell office:value-type="string" table:style-name="ce47">
            <text:p>-</text:p>
          </table:table-cell>
          <table:table-cell office:value-type="float" office:value="92054" table:style-name="ce46">
            <text:p>92.05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30" table:style-name="ce49">
            <text:p>30</text:p>
          </table:table-cell>
          <table:table-cell office:value-type="string" table:style-name="ce50">
            <text:p>-</text:p>
          </table:table-cell>
          <table:table-cell office:value-type="float" office:value="47" table:style-name="ce49">
            <text:p>47</text:p>
          </table:table-cell>
          <table:table-cell office:value-type="string" table:style-name="ce50">
            <text:p>-</text:p>
          </table:table-cell>
          <table:table-cell office:value-type="float" office:value="278" table:style-name="ce49">
            <text:p>278</text:p>
          </table:table-cell>
          <table:table-cell office:value-type="string" table:style-name="ce50">
            <text:p>-</text:p>
          </table:table-cell>
          <table:table-cell office:value-type="float" office:value="861" table:style-name="ce49">
            <text:p>861</text:p>
          </table:table-cell>
          <table:table-cell office:value-type="string" table:style-name="ce50">
            <text:p>-</text:p>
          </table:table-cell>
          <table:table-cell office:value-type="float" office:value="1779" table:style-name="ce49">
            <text:p>1.779</text:p>
          </table:table-cell>
          <table:table-cell office:value-type="string" table:style-name="ce50">
            <text:p>-</text:p>
          </table:table-cell>
          <table:table-cell office:value-type="float" office:value="2175" table:style-name="ce49">
            <text:p>2.175</text:p>
          </table:table-cell>
          <table:table-cell office:value-type="string" table:style-name="ce50">
            <text:p>-</text:p>
          </table:table-cell>
          <table:table-cell office:value-type="float" office:value="1960" table:style-name="ce49">
            <text:p>1.960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370" table:style-name="ce49">
            <text:p>7.37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13564" table:style-name="ce53">
            <text:p>2.913.564</text:p>
          </table:table-cell>
          <table:table-cell office:value-type="percentage" office:value="1" table:style-name="ce54">
            <text:p>100,0%</text:p>
          </table:table-cell>
          <table:table-cell office:value-type="float" office:value="3932510" table:style-name="ce53">
            <text:p>3.932.510</text:p>
          </table:table-cell>
          <table:table-cell office:value-type="percentage" office:value="0.99304679618539693" table:style-name="ce54">
            <text:p>99,3%</text:p>
          </table:table-cell>
          <table:table-cell office:value-type="float" office:value="5247980" table:style-name="ce53">
            <text:p>5.247.980</text:p>
          </table:table-cell>
          <table:table-cell office:value-type="percentage" office:value="0.98332279679954193" table:style-name="ce54">
            <text:p>98,3%</text:p>
          </table:table-cell>
          <table:table-cell office:value-type="float" office:value="6671282" table:style-name="ce53">
            <text:p>6.671.282</text:p>
          </table:table-cell>
          <table:table-cell office:value-type="percentage" office:value="0.94852719332842905" table:style-name="ce54">
            <text:p>94,9%</text:p>
          </table:table-cell>
          <table:table-cell office:value-type="float" office:value="6972863" table:style-name="ce53">
            <text:p>6.972.863</text:p>
          </table:table-cell>
          <table:table-cell office:value-type="percentage" office:value="0.88356505038117716" table:style-name="ce54">
            <text:p>88,4%</text:p>
          </table:table-cell>
          <table:table-cell office:value-type="float" office:value="4911555" table:style-name="ce53">
            <text:p>4.911.555</text:p>
          </table:table-cell>
          <table:table-cell office:value-type="percentage" office:value="0.78832059499200935" table:style-name="ce54">
            <text:p>78,8%</text:p>
          </table:table-cell>
          <table:table-cell office:value-type="float" office:value="4007788" table:style-name="ce53">
            <text:p>4.007.788</text:p>
          </table:table-cell>
          <table:table-cell office:value-type="percentage" office:value="0.8105318081801709" table:style-name="ce54">
            <text:p>81,1%</text:p>
          </table:table-cell>
          <table:table-cell office:value-type="float" office:value="3370636" table:style-name="ce53">
            <text:p>3.370.636</text:p>
          </table:table-cell>
          <table:table-cell office:value-type="percentage" office:value="0.86678019258947625" table:style-name="ce54">
            <text:p>86,7%</text:p>
          </table:table-cell>
          <table:table-cell office:value-type="float" office:value="38028178" table:style-name="ce53">
            <text:p>38.028.178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285693718542581" table:style-name="ce54">
            <text:p>90,3%</text:p>
          </table:table-cell>
          <table:table-cell office:value-type="percentage" office:value="0.80142341134642736" table:style-name="ce54">
            <text:p>80,1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4" table:number-columns-repeated="16384" table:default-cell-style-name="ce1"/>
        <table:table-row table:style-name="ro10">
          <table:table-cell table:number-columns-spanned="1" table:number-rows-spanned="2" table:style-name="ce68"/>
          <table:table-cell office:value-type="string" table:number-columns-spanned="2" table:number-rows-spanned="1" table:style-name="ce69">
            <text:p><text:s/>Mayores de 70 años</text:p>
          </table:table-cell>
          <table:covered-table-cell/>
          <table:table-cell office:value-type="string" table:number-columns-spanned="2" table:number-rows-spanned="1" table:style-name="ce70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2">
            <text:p>40-4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table:number-columns-repeated="16373"/>
        </table:table-row>
        <table:table-row table:style-name="ro11">
          <table:covered-table-cell/>
          <table:table-cell office:value-type="string" table:style-name="ce57">
            <text:p>Nº Personas &gt; 70 años con <text:s/>dosis de recuerdo</text:p>
          </table:table-cell>
          <table:table-cell office:value-type="string" table:style-name="ce57">
            <text:p>% Dosis de recuerdo en &gt; 70 años</text:p>
          </table:table-cell>
          <table:table-cell office:value-type="string" table:style-name="ce57">
            <text:p>Nº Personas 60-69 años con <text:s/>dosis de recuerdo</text:p>
          </table:table-cell>
          <table:table-cell office:value-type="string" table:style-name="ce57">
            <text:p>% Dosis de recuerdo en 60-69 años</text:p>
          </table:table-cell>
          <table:table-cell office:value-type="string" table:style-name="ce57">
            <text:p>Nº Personas 50-5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40-49 años con <text:s/>dosis de recuerdo</text:p>
          </table:table-cell>
          <table:table-cell office:value-type="string" table:style-name="ce57">
            <text:p>% Dosis de recuerdo en 50-59 años</text:p>
          </table:table-cell>
          <table:table-cell office:value-type="string" table:style-name="ce57">
            <text:p>Nº Personas vacunadas con Dosis Adicionales</text:p>
          </table:table-cell>
          <table:table-cell office:value-type="string" table:style-name="ce58">
            <text:p>% Dosis Adicionales en vacunados con Janssen</text:p>
          </table:table-cell>
          <table:table-cell table:number-columns-repeated="16373"/>
        </table:table-row>
        <table:table-row table:style-name="ro5">
          <table:table-cell office:value-type="string" table:style-name="ce59">
            <text:p>Andalucía</text:p>
          </table:table-cell>
          <table:table-cell office:value-type="float" office:value="948767" table:style-name="ce60">
            <text:p>948.767</text:p>
          </table:table-cell>
          <table:table-cell office:value-type="percentage" office:value="0.87713895573566947" table:style-name="ce61">
            <text:p>87,7%</text:p>
          </table:table-cell>
          <table:table-cell office:value-type="float" office:value="678012" table:style-name="ce60">
            <text:p>678.012</text:p>
          </table:table-cell>
          <table:table-cell office:value-type="percentage" office:value="0.73093222394590762" table:style-name="ce61">
            <text:p>73,1%</text:p>
          </table:table-cell>
          <table:table-cell office:value-type="float" office:value="180722" table:style-name="ce60">
            <text:p>180.722</text:p>
          </table:table-cell>
          <table:table-cell office:value-type="percentage" office:value="0.14881183235304046" table:style-name="ce61">
            <text:p>14,9%</text:p>
          </table:table-cell>
          <table:table-cell office:value-type="float" office:value="130410" table:style-name="ce60">
            <text:p>130.410</text:p>
          </table:table-cell>
          <table:table-cell office:value-type="percentage" office:value="0.10409208569697637" table:style-name="ce61">
            <text:p>10,4%</text:p>
          </table:table-cell>
          <table:table-cell office:value-type="float" office:value="146382" table:style-name="ce60">
            <text:p>146.382</text:p>
          </table:table-cell>
          <table:table-cell office:value-type="percentage" office:value="0.45951732191514205" table:style-name="ce44">
            <text:p>46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ragón</text:p>
          </table:table-cell>
          <table:table-cell office:value-type="float" office:value="194831" table:style-name="ce7">
            <text:p>194.831</text:p>
          </table:table-cell>
          <table:table-cell office:value-type="percentage" office:value="0.88812661539934268" table:style-name="ce47">
            <text:p>88,8%</text:p>
          </table:table-cell>
          <table:table-cell office:value-type="float" office:value="117503" table:style-name="ce7">
            <text:p>117.503</text:p>
          </table:table-cell>
          <table:table-cell office:value-type="percentage" office:value="0.7641378144265536" table:style-name="ce47">
            <text:p>76,4%</text:p>
          </table:table-cell>
          <table:table-cell office:value-type="float" office:value="43609" table:style-name="ce7">
            <text:p>43.609</text:p>
          </table:table-cell>
          <table:table-cell office:value-type="percentage" office:value="0.23497494477073119" table:style-name="ce47">
            <text:p>23,5%</text:p>
          </table:table-cell>
          <table:table-cell office:value-type="float" office:value="31434" table:style-name="ce7">
            <text:p>31.434</text:p>
          </table:table-cell>
          <table:table-cell office:value-type="percentage" office:value="0.16714611592923648" table:style-name="ce47">
            <text:p>16,7%</text:p>
          </table:table-cell>
          <table:table-cell office:value-type="float" office:value="30545" table:style-name="ce7">
            <text:p>30.545</text:p>
          </table:table-cell>
          <table:table-cell office:value-type="percentage" office:value="0.52026911940044285" table:style-name="ce47">
            <text:p>52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Asturias<text:s/></text:p>
          </table:table-cell>
          <table:table-cell office:value-type="float" office:value="188411" table:style-name="ce7">
            <text:p>188.411</text:p>
          </table:table-cell>
          <table:table-cell office:value-type="percentage" office:value="0.93118803562426478" table:style-name="ce47">
            <text:p>93,1%</text:p>
          </table:table-cell>
          <table:table-cell office:value-type="float" office:value="132971" table:style-name="ce7">
            <text:p>132.971</text:p>
          </table:table-cell>
          <table:table-cell office:value-type="percentage" office:value="0.90007039679423828" table:style-name="ce47">
            <text:p>90,0%</text:p>
          </table:table-cell>
          <table:table-cell office:value-type="float" office:value="105968" table:style-name="ce7">
            <text:p>105.968</text:p>
          </table:table-cell>
          <table:table-cell office:value-type="percentage" office:value="0.69324017558665174" table:style-name="ce47">
            <text:p>69,3%</text:p>
          </table:table-cell>
          <table:table-cell office:value-type="float" office:value="45076" table:style-name="ce7">
            <text:p>45.076</text:p>
          </table:table-cell>
          <table:table-cell office:value-type="percentage" office:value="0.29944065792445562" table:style-name="ce47">
            <text:p>29,9%</text:p>
          </table:table-cell>
          <table:table-cell office:value-type="float" office:value="37902" table:style-name="ce7">
            <text:p>37.902</text:p>
          </table:table-cell>
          <table:table-cell office:value-type="percentage" office:value="0.83744669568483621" table:style-name="ce47">
            <text:p>83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Baleares</text:p>
          </table:table-cell>
          <table:table-cell office:value-type="float" office:value="110056" table:style-name="ce7">
            <text:p>110.056</text:p>
          </table:table-cell>
          <table:table-cell office:value-type="percentage" office:value="0.84352844693456785" table:style-name="ce47">
            <text:p>84,4%</text:p>
          </table:table-cell>
          <table:table-cell office:value-type="float" office:value="69906" table:style-name="ce7">
            <text:p>69.906</text:p>
          </table:table-cell>
          <table:table-cell office:value-type="percentage" office:value="0.63068720058462124" table:style-name="ce47">
            <text:p>63,1%</text:p>
          </table:table-cell>
          <table:table-cell office:value-type="float" office:value="45283" table:style-name="ce7">
            <text:p>45.283</text:p>
          </table:table-cell>
          <table:table-cell office:value-type="percentage" office:value="0.29991919673607798" table:style-name="ce47">
            <text:p>30,0%</text:p>
          </table:table-cell>
          <table:table-cell office:value-type="float" office:value="18630" table:style-name="ce7">
            <text:p>18.630</text:p>
          </table:table-cell>
          <table:table-cell office:value-type="percentage" office:value="0.10984216453330346" table:style-name="ce47">
            <text:p>11,0%</text:p>
          </table:table-cell>
          <table:table-cell office:value-type="float" office:value="23433" table:style-name="ce7">
            <text:p>23.433</text:p>
          </table:table-cell>
          <table:table-cell office:value-type="percentage" office:value="0.46041850869437079" table:style-name="ce47">
            <text:p>46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arias</text:p>
          </table:table-cell>
          <table:table-cell office:value-type="float" office:value="202278" table:style-name="ce7">
            <text:p>202.278</text:p>
          </table:table-cell>
          <table:table-cell office:value-type="percentage" office:value="0.8317762389591592" table:style-name="ce47">
            <text:p>83,2%</text:p>
          </table:table-cell>
          <table:table-cell office:value-type="float" office:value="145650" table:style-name="ce7">
            <text:p>145.650</text:p>
          </table:table-cell>
          <table:table-cell office:value-type="percentage" office:value="0.6550247798595058" table:style-name="ce47">
            <text:p>65,5%</text:p>
          </table:table-cell>
          <table:table-cell office:value-type="float" office:value="126318" table:style-name="ce7">
            <text:p>126.318</text:p>
          </table:table-cell>
          <table:table-cell office:value-type="percentage" office:value="0.39424724487598428" table:style-name="ce47">
            <text:p>39,4%</text:p>
          </table:table-cell>
          <table:table-cell office:value-type="float" office:value="68625" table:style-name="ce7">
            <text:p>68.625</text:p>
          </table:table-cell>
          <table:table-cell office:value-type="percentage" office:value="0.21647035815001042" table:style-name="ce47">
            <text:p>21,6%</text:p>
          </table:table-cell>
          <table:table-cell office:value-type="float" office:value="80211" table:style-name="ce7">
            <text:p>80.211</text:p>
          </table:table-cell>
          <table:table-cell office:value-type="percentage" office:value="0.59805844063853741" table:style-name="ce47">
            <text:p>59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ntabria</text:p>
          </table:table-cell>
          <table:table-cell office:value-type="float" office:value="89213" table:style-name="ce7">
            <text:p>89.213</text:p>
          </table:table-cell>
          <table:table-cell office:value-type="percentage" office:value="0.90927900197729172" table:style-name="ce47">
            <text:p>90,9%</text:p>
          </table:table-cell>
          <table:table-cell office:value-type="float" office:value="66322" table:style-name="ce7">
            <text:p>66.322</text:p>
          </table:table-cell>
          <table:table-cell office:value-type="percentage" office:value="0.86595811354259156" table:style-name="ce47">
            <text:p>86,6%</text:p>
          </table:table-cell>
          <table:table-cell office:value-type="float" office:value="24504" table:style-name="ce7">
            <text:p>24.504</text:p>
          </table:table-cell>
          <table:table-cell office:value-type="percentage" office:value="0.29039712731539091" table:style-name="ce47">
            <text:p>29,0%</text:p>
          </table:table-cell>
          <table:table-cell office:value-type="float" office:value="16604" table:style-name="ce7">
            <text:p>16.604</text:p>
          </table:table-cell>
          <table:table-cell office:value-type="percentage" office:value="0.18828598968078472" table:style-name="ce47">
            <text:p>18,8%</text:p>
          </table:table-cell>
          <table:table-cell office:value-type="float" office:value="18080" table:style-name="ce7">
            <text:p>18.080</text:p>
          </table:table-cell>
          <table:table-cell office:value-type="percentage" office:value="0.81503854302844525" table:style-name="ce47">
            <text:p>81,5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y León<text:s/></text:p>
          </table:table-cell>
          <table:table-cell office:value-type="float" office:value="440856" table:style-name="ce7">
            <text:p>440.856</text:p>
          </table:table-cell>
          <table:table-cell office:value-type="percentage" office:value="0.92194571082019328" table:style-name="ce47">
            <text:p>92,2%</text:p>
          </table:table-cell>
          <table:table-cell office:value-type="float" office:value="276078" table:style-name="ce7">
            <text:p>276.078</text:p>
          </table:table-cell>
          <table:table-cell office:value-type="percentage" office:value="0.85843013855376737" table:style-name="ce47">
            <text:p>85,8%</text:p>
          </table:table-cell>
          <table:table-cell office:value-type="float" office:value="139111" table:style-name="ce7">
            <text:p>139.111</text:p>
          </table:table-cell>
          <table:table-cell office:value-type="percentage" office:value="0.39567043912817174" table:style-name="ce47">
            <text:p>39,6%</text:p>
          </table:table-cell>
          <table:table-cell office:value-type="float" office:value="67492" table:style-name="ce7">
            <text:p>67.492</text:p>
          </table:table-cell>
          <table:table-cell office:value-type="percentage" office:value="0.21143315414207486" table:style-name="ce47">
            <text:p>21,1%</text:p>
          </table:table-cell>
          <table:table-cell office:value-type="float" office:value="75535" table:style-name="ce7">
            <text:p>75.535</text:p>
          </table:table-cell>
          <table:table-cell office:value-type="percentage" office:value="0.79026385721160886" table:style-name="ce47">
            <text:p>79,0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astilla - La Mancha</text:p>
          </table:table-cell>
          <table:table-cell office:value-type="float" office:value="265911" table:style-name="ce7">
            <text:p>265.911</text:p>
          </table:table-cell>
          <table:table-cell office:value-type="percentage" office:value="0.89989238287330964" table:style-name="ce47">
            <text:p>90,0%</text:p>
          </table:table-cell>
          <table:table-cell office:value-type="float" office:value="177797" table:style-name="ce7">
            <text:p>177.797</text:p>
          </table:table-cell>
          <table:table-cell office:value-type="percentage" office:value="0.81106959897451336" table:style-name="ce47">
            <text:p>81,1%</text:p>
          </table:table-cell>
          <table:table-cell office:value-type="float" office:value="112320" table:style-name="ce7">
            <text:p>112.320</text:p>
          </table:table-cell>
          <table:table-cell office:value-type="percentage" office:value="0.39991454817346722" table:style-name="ce47">
            <text:p>40,0%</text:p>
          </table:table-cell>
          <table:table-cell office:value-type="float" office:value="55858" table:style-name="ce7">
            <text:p>55.858</text:p>
          </table:table-cell>
          <table:table-cell office:value-type="percentage" office:value="0.19976968084345451" table:style-name="ce47">
            <text:p>20,0%</text:p>
          </table:table-cell>
          <table:table-cell office:value-type="float" office:value="59206" table:style-name="ce7">
            <text:p>59.206</text:p>
          </table:table-cell>
          <table:table-cell office:value-type="percentage" office:value="0.76615293036737964" table:style-name="ce47">
            <text:p>76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ataluña</text:p>
          </table:table-cell>
          <table:table-cell office:value-type="float" office:value="921672" table:style-name="ce7">
            <text:p>921.672</text:p>
          </table:table-cell>
          <table:table-cell office:value-type="percentage" office:value="0.86088250376186348" table:style-name="ce47">
            <text:p>86,1%</text:p>
          </table:table-cell>
          <table:table-cell office:value-type="float" office:value="597746" table:style-name="ce7">
            <text:p>597.746</text:p>
          </table:table-cell>
          <table:table-cell office:value-type="percentage" office:value="0.75565624016312927" table:style-name="ce47">
            <text:p>75,6%</text:p>
          </table:table-cell>
          <table:table-cell office:value-type="float" office:value="317096" table:style-name="ce7">
            <text:p>317.096</text:p>
          </table:table-cell>
          <table:table-cell office:value-type="percentage" office:value="0.30877873596796684" table:style-name="ce47">
            <text:p>30,9%</text:p>
          </table:table-cell>
          <table:table-cell office:value-type="float" office:value="206127" table:style-name="ce7">
            <text:p>206.127</text:p>
          </table:table-cell>
          <table:table-cell office:value-type="percentage" office:value="0.18170318472235936" table:style-name="ce47">
            <text:p>18,2%</text:p>
          </table:table-cell>
          <table:table-cell office:value-type="float" office:value="165211" table:style-name="ce7">
            <text:p>165.211</text:p>
          </table:table-cell>
          <table:table-cell office:value-type="percentage" office:value="0.4758422451806899" table:style-name="ce47">
            <text:p>47,6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C. Valenciana</text:p>
          </table:table-cell>
          <table:table-cell office:value-type="float" office:value="658176" table:style-name="ce7">
            <text:p>658.176</text:p>
          </table:table-cell>
          <table:table-cell office:value-type="percentage" office:value="0.90670465174907255" table:style-name="ce47">
            <text:p>90,7%</text:p>
          </table:table-cell>
          <table:table-cell office:value-type="float" office:value="452658" table:style-name="ce7">
            <text:p>452.658</text:p>
          </table:table-cell>
          <table:table-cell office:value-type="percentage" office:value="0.79588079845134341" table:style-name="ce47">
            <text:p>79,6%</text:p>
          </table:table-cell>
          <table:table-cell office:value-type="float" office:value="194815" table:style-name="ce7">
            <text:p>194.815</text:p>
          </table:table-cell>
          <table:table-cell office:value-type="percentage" office:value="0.27309378254829592" table:style-name="ce47">
            <text:p>27,3%</text:p>
          </table:table-cell>
          <table:table-cell office:value-type="float" office:value="127653" table:style-name="ce7">
            <text:p>127.653</text:p>
          </table:table-cell>
          <table:table-cell office:value-type="percentage" office:value="0.16958084691453804" table:style-name="ce47">
            <text:p>17,0%</text:p>
          </table:table-cell>
          <table:table-cell office:value-type="float" office:value="160145" table:style-name="ce7">
            <text:p>160.145</text:p>
          </table:table-cell>
          <table:table-cell office:value-type="percentage" office:value="0.75904579537590888" table:style-name="ce47">
            <text:p>75,9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Extremadura</text:p>
          </table:table-cell>
          <table:table-cell office:value-type="float" office:value="151784" table:style-name="ce7">
            <text:p>151.784</text:p>
          </table:table-cell>
          <table:table-cell office:value-type="percentage" office:value="0.87608295383052526" table:style-name="ce47">
            <text:p>87,6%</text:p>
          </table:table-cell>
          <table:table-cell office:value-type="float" office:value="113345" table:style-name="ce7">
            <text:p>113.345</text:p>
          </table:table-cell>
          <table:table-cell office:value-type="percentage" office:value="0.85749843018285532" table:style-name="ce47">
            <text:p>85,7%</text:p>
          </table:table-cell>
          <table:table-cell office:value-type="float" office:value="68168" table:style-name="ce7">
            <text:p>68.168</text:p>
          </table:table-cell>
          <table:table-cell office:value-type="percentage" office:value="0.42374588176788713" table:style-name="ce47">
            <text:p>42,4%</text:p>
          </table:table-cell>
          <table:table-cell office:value-type="float" office:value="27829" table:style-name="ce7">
            <text:p>27.829</text:p>
          </table:table-cell>
          <table:table-cell office:value-type="percentage" office:value="0.19168222174772528" table:style-name="ce47">
            <text:p>19,2%</text:p>
          </table:table-cell>
          <table:table-cell office:value-type="float" office:value="32530" table:style-name="ce7">
            <text:p>32.530</text:p>
          </table:table-cell>
          <table:table-cell office:value-type="percentage" office:value="0.8159426106150296" table:style-name="ce47">
            <text:p>81,6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Galicia</text:p>
          </table:table-cell>
          <table:table-cell office:value-type="float" office:value="496475" table:style-name="ce7">
            <text:p>496.475</text:p>
          </table:table-cell>
          <table:table-cell office:value-type="percentage" office:value="0.93304479216390845" table:style-name="ce47">
            <text:p>93,3%</text:p>
          </table:table-cell>
          <table:table-cell office:value-type="float" office:value="321607" table:style-name="ce7">
            <text:p>321.607</text:p>
          </table:table-cell>
          <table:table-cell office:value-type="percentage" office:value="0.92812658724661767" table:style-name="ce47">
            <text:p>92,8%</text:p>
          </table:table-cell>
          <table:table-cell office:value-type="float" office:value="345993" table:style-name="ce7">
            <text:p>345.993</text:p>
          </table:table-cell>
          <table:table-cell office:value-type="percentage" office:value="0.88497859126973977" table:style-name="ce47">
            <text:p>88,5%</text:p>
          </table:table-cell>
          <table:table-cell office:value-type="float" office:value="181621" table:style-name="ce7">
            <text:p>181.621</text:p>
          </table:table-cell>
          <table:table-cell office:value-type="percentage" office:value="0.44471678293425271" table:style-name="ce47">
            <text:p>44,5%</text:p>
          </table:table-cell>
          <table:table-cell office:value-type="float" office:value="107498" table:style-name="ce7">
            <text:p>107.498</text:p>
          </table:table-cell>
          <table:table-cell office:value-type="percentage" office:value="0.86803239637922824" table:style-name="ce47">
            <text:p>86,8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La Rioja</text:p>
          </table:table-cell>
          <table:table-cell office:value-type="float" office:value="43630" table:style-name="ce7">
            <text:p>43.630</text:p>
          </table:table-cell>
          <table:table-cell office:value-type="percentage" office:value="0.84244062560339839" table:style-name="ce47">
            <text:p>84,2%</text:p>
          </table:table-cell>
          <table:table-cell office:value-type="float" office:value="30680" table:style-name="ce7">
            <text:p>30.680</text:p>
          </table:table-cell>
          <table:table-cell office:value-type="percentage" office:value="0.8137499336905204" table:style-name="ce47">
            <text:p>81,4%</text:p>
          </table:table-cell>
          <table:table-cell office:value-type="float" office:value="13317" table:style-name="ce7">
            <text:p>13.317</text:p>
          </table:table-cell>
          <table:table-cell office:value-type="percentage" office:value="0.2957033418452315" table:style-name="ce47">
            <text:p>29,6%</text:p>
          </table:table-cell>
          <table:table-cell office:value-type="float" office:value="9346" table:style-name="ce7">
            <text:p>9.346</text:p>
          </table:table-cell>
          <table:table-cell office:value-type="percentage" office:value="0.19781150125933922" table:style-name="ce47">
            <text:p>19,8%</text:p>
          </table:table-cell>
          <table:table-cell office:value-type="float" office:value="11346" table:style-name="ce7">
            <text:p>11.346</text:p>
          </table:table-cell>
          <table:table-cell office:value-type="percentage" office:value="0.80468085106382981" table:style-name="ce47">
            <text:p>80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adrid</text:p>
          </table:table-cell>
          <table:table-cell office:value-type="float" office:value="752204" table:style-name="ce7">
            <text:p>752.204</text:p>
          </table:table-cell>
          <table:table-cell office:value-type="percentage" office:value="0.85163879023100097" table:style-name="ce47">
            <text:p>85,2%</text:p>
          </table:table-cell>
          <table:table-cell office:value-type="float" office:value="465521" table:style-name="ce7">
            <text:p>465.521</text:p>
          </table:table-cell>
          <table:table-cell office:value-type="percentage" office:value="0.68293559569689299" table:style-name="ce47">
            <text:p>68,3%</text:p>
          </table:table-cell>
          <table:table-cell office:value-type="float" office:value="340084" table:style-name="ce7">
            <text:p>340.084</text:p>
          </table:table-cell>
          <table:table-cell office:value-type="percentage" office:value="0.36135670804595749" table:style-name="ce47">
            <text:p>36,1%</text:p>
          </table:table-cell>
          <table:table-cell office:value-type="float" office:value="204144" table:style-name="ce7">
            <text:p>204.144</text:p>
          </table:table-cell>
          <table:table-cell office:value-type="percentage" office:value="0.19849715299169235" table:style-name="ce47">
            <text:p>19,8%</text:p>
          </table:table-cell>
          <table:table-cell office:value-type="float" office:value="151858" table:style-name="ce7">
            <text:p>151.858</text:p>
          </table:table-cell>
          <table:table-cell office:value-type="percentage" office:value="0.63535456230414245" table:style-name="ce47">
            <text:p>63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urcia<text:s/></text:p>
          </table:table-cell>
          <table:table-cell office:value-type="float" office:value="150358" table:style-name="ce7">
            <text:p>150.358</text:p>
          </table:table-cell>
          <table:table-cell office:value-type="percentage" office:value="0.85343883209690141" table:style-name="ce47">
            <text:p>85,3%</text:p>
          </table:table-cell>
          <table:table-cell office:value-type="float" office:value="102974" table:style-name="ce7">
            <text:p>102.974</text:p>
          </table:table-cell>
          <table:table-cell office:value-type="percentage" office:value="0.70653538714878728" table:style-name="ce47">
            <text:p>70,7%</text:p>
          </table:table-cell>
          <table:table-cell office:value-type="float" office:value="53805" table:style-name="ce7">
            <text:p>53.805</text:p>
          </table:table-cell>
          <table:table-cell office:value-type="percentage" office:value="0.26007830626450118" table:style-name="ce47">
            <text:p>26,0%</text:p>
          </table:table-cell>
          <table:table-cell office:value-type="float" office:value="38376" table:style-name="ce7">
            <text:p>38.376</text:p>
          </table:table-cell>
          <table:table-cell office:value-type="percentage" office:value="0.1662572620579405" table:style-name="ce47">
            <text:p>16,6%</text:p>
          </table:table-cell>
          <table:table-cell office:value-type="float" office:value="44145" table:style-name="ce7">
            <text:p>44.145</text:p>
          </table:table-cell>
          <table:table-cell office:value-type="percentage" office:value="0.66195324566270297" table:style-name="ce47">
            <text:p>66,2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Navarra</text:p>
          </table:table-cell>
          <table:table-cell office:value-type="float" office:value="90978" table:style-name="ce7">
            <text:p>90.978</text:p>
          </table:table-cell>
          <table:table-cell office:value-type="percentage" office:value="0.92828063301600905" table:style-name="ce47">
            <text:p>92,8%</text:p>
          </table:table-cell>
          <table:table-cell office:value-type="float" office:value="61964" table:style-name="ce7">
            <text:p>61.964</text:p>
          </table:table-cell>
          <table:table-cell office:value-type="percentage" office:value="0.86079044245328884" table:style-name="ce47">
            <text:p>86,1%</text:p>
          </table:table-cell>
          <table:table-cell office:value-type="float" office:value="30354" table:style-name="ce7">
            <text:p>30.354</text:p>
          </table:table-cell>
          <table:table-cell office:value-type="percentage" office:value="0.33058517300340889" table:style-name="ce47">
            <text:p>33,1%</text:p>
          </table:table-cell>
          <table:table-cell office:value-type="float" office:value="15299" table:style-name="ce7">
            <text:p>15.299</text:p>
          </table:table-cell>
          <table:table-cell office:value-type="percentage" office:value="0.16038032539416303" table:style-name="ce47">
            <text:p>16,0%</text:p>
          </table:table-cell>
          <table:table-cell office:value-type="float" office:value="18813" table:style-name="ce7">
            <text:p>18.813</text:p>
          </table:table-cell>
          <table:table-cell office:value-type="percentage" office:value="0.79013019739605206" table:style-name="ce47">
            <text:p>79,0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País Vasco</text:p>
          </table:table-cell>
          <table:table-cell office:value-type="float" office:value="331982" table:style-name="ce7">
            <text:p>331.982</text:p>
          </table:table-cell>
          <table:table-cell office:value-type="percentage" office:value="0.88664959150479539" table:style-name="ce47">
            <text:p>88,7%</text:p>
          </table:table-cell>
          <table:table-cell office:value-type="float" office:value="217097" table:style-name="ce7">
            <text:p>217.097</text:p>
          </table:table-cell>
          <table:table-cell office:value-type="percentage" office:value="0.79240868559081068" table:style-name="ce47">
            <text:p>79,2%</text:p>
          </table:table-cell>
          <table:table-cell office:value-type="float" office:value="140830" table:style-name="ce7">
            <text:p>140.830</text:p>
          </table:table-cell>
          <table:table-cell office:value-type="percentage" office:value="0.43680542416619883" table:style-name="ce47">
            <text:p>43,7%</text:p>
          </table:table-cell>
          <table:table-cell office:value-type="float" office:value="42903" table:style-name="ce7">
            <text:p>42.903</text:p>
          </table:table-cell>
          <table:table-cell office:value-type="percentage" office:value="0.13413055711873945" table:style-name="ce47">
            <text:p>13,4%</text:p>
          </table:table-cell>
          <table:table-cell office:value-type="float" office:value="73776" table:style-name="ce7">
            <text:p>73.776</text:p>
          </table:table-cell>
          <table:table-cell office:value-type="percentage" office:value="0.74513685486314518" table:style-name="ce47">
            <text:p>74,5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Ceuta</text:p>
          </table:table-cell>
          <table:table-cell office:value-type="float" office:value="5003" table:style-name="ce7">
            <text:p>5.003</text:p>
          </table:table-cell>
          <table:table-cell office:value-type="percentage" office:value="0.8025344882900225" table:style-name="ce47">
            <text:p>80,3%</text:p>
          </table:table-cell>
          <table:table-cell office:value-type="float" office:value="5539" table:style-name="ce7">
            <text:p>5.539</text:p>
          </table:table-cell>
          <table:table-cell office:value-type="percentage" office:value="0.73373956815472252" table:style-name="ce47">
            <text:p>73,4%</text:p>
          </table:table-cell>
          <table:table-cell office:value-type="float" office:value="3458" table:style-name="ce7">
            <text:p>3.458</text:p>
          </table:table-cell>
          <table:table-cell office:value-type="percentage" office:value="0.32880098887515452" table:style-name="ce47">
            <text:p>32,9%</text:p>
          </table:table-cell>
          <table:table-cell office:value-type="float" office:value="2139" table:style-name="ce7">
            <text:p>2.139</text:p>
          </table:table-cell>
          <table:table-cell office:value-type="percentage" office:value="0.19394324054764711" table:style-name="ce47">
            <text:p>19,4%</text:p>
          </table:table-cell>
          <table:table-cell office:value-type="float" office:value="1289" table:style-name="ce7">
            <text:p>1.289</text:p>
          </table:table-cell>
          <table:table-cell office:value-type="percentage" office:value="0.34743935309973045" table:style-name="ce47">
            <text:p>34,7%</text:p>
          </table:table-cell>
          <table:table-cell table:number-columns-repeated="16373"/>
        </table:table-row>
        <table:table-row table:style-name="ro5">
          <table:table-cell office:value-type="string" table:style-name="ce62">
            <text:p>Melilla</text:p>
          </table:table-cell>
          <table:table-cell office:value-type="float" office:value="3961" table:style-name="ce7">
            <text:p>3.961</text:p>
          </table:table-cell>
          <table:table-cell office:value-type="percentage" office:value="0.73351851851851857" table:style-name="ce47">
            <text:p>73,4%</text:p>
          </table:table-cell>
          <table:table-cell office:value-type="float" office:value="4651" table:style-name="ce7">
            <text:p>4.651</text:p>
          </table:table-cell>
          <table:table-cell office:value-type="percentage" office:value="0.63425610255011589" table:style-name="ce47">
            <text:p>63,4%</text:p>
          </table:table-cell>
          <table:table-cell office:value-type="float" office:value="5358" table:style-name="ce7">
            <text:p>5.358</text:p>
          </table:table-cell>
          <table:table-cell office:value-type="percentage" office:value="0.53957703927492451" table:style-name="ce47">
            <text:p>54,0%</text:p>
          </table:table-cell>
          <table:table-cell office:value-type="float" office:value="3889" table:style-name="ce7">
            <text:p>3.889</text:p>
          </table:table-cell>
          <table:table-cell office:value-type="percentage" office:value="0.37412217412217413" table:style-name="ce47">
            <text:p>37,4%</text:p>
          </table:table-cell>
          <table:table-cell office:value-type="float" office:value="1062" table:style-name="ce7">
            <text:p>1.062</text:p>
          </table:table-cell>
          <table:table-cell office:value-type="percentage" office:value="0.23689493642650011" table:style-name="ce47">
            <text:p>23,7%</text:p>
          </table:table-cell>
          <table:table-cell table:number-columns-repeated="16373"/>
        </table:table-row>
        <table:table-row table:style-name="ro12">
          <table:table-cell office:value-type="string" table:style-name="ce62">
            <text:p>Fuerzas Armadas</text:p>
          </table:table-cell>
          <table:table-cell office:value-type="float" office:value="10" table:style-name="ce7">
            <text:p>10</text:p>
          </table:table-cell>
          <table:table-cell office:value-type="percentage" office:value="0.24390243902439024" table:style-name="ce47">
            <text:p>24,4%</text:p>
          </table:table-cell>
          <table:table-cell office:value-type="float" office:value="1990" table:style-name="ce7">
            <text:p>1.990</text:p>
          </table:table-cell>
          <table:table-cell office:value-type="percentage" office:value="0.5552455357142857" table:style-name="ce47">
            <text:p>55,5%</text:p>
          </table:table-cell>
          <table:table-cell office:value-type="float" office:value="3819" table:style-name="ce7">
            <text:p>3.819</text:p>
          </table:table-cell>
          <table:table-cell office:value-type="percentage" office:value="0.40301815111861544" table:style-name="ce47">
            <text:p>40,3%</text:p>
          </table:table-cell>
          <table:table-cell office:value-type="float" office:value="8763" table:style-name="ce7">
            <text:p>8.763</text:p>
          </table:table-cell>
          <table:table-cell office:value-type="percentage" office:value="0.39698287578146235" table:style-name="ce47">
            <text:p>39,7%</text:p>
          </table:table-cell>
          <table:table-cell office:value-type="float" office:value="987" table:style-name="ce7">
            <text:p>987</text:p>
          </table:table-cell>
          <table:table-cell office:value-type="percentage" office:value="0.77962085308056872" table:style-name="ce47">
            <text:p>78,0%</text:p>
          </table:table-cell>
          <table:table-cell table:number-columns-repeated="16373"/>
        </table:table-row>
        <table:table-row table:style-name="ro12">
          <table:table-cell office:value-type="string" table:style-name="ce63">
            <text:p>Sanidad Exterior</text:p>
          </table:table-cell>
          <table:table-cell office:value-type="float" office:value="7" table:style-name="ce7">
            <text:p>7</text:p>
          </table:table-cell>
          <table:table-cell office:value-type="percentage" office:value="9.0909090909090912E-2" table:style-name="ce50">
            <text:p>9,1%</text:p>
          </table:table-cell>
          <table:table-cell office:value-type="float" office:value="36" table:style-name="ce7">
            <text:p>36</text:p>
          </table:table-cell>
          <table:table-cell office:value-type="percentage" office:value="0.12949640287769784" table:style-name="ce50">
            <text:p>12,9%</text:p>
          </table:table-cell>
          <table:table-cell office:value-type="float" office:value="91" table:style-name="ce7">
            <text:p>91</text:p>
          </table:table-cell>
          <table:table-cell office:value-type="percentage" office:value="0.10569105691056911" table:style-name="ce50">
            <text:p>10,6%</text:p>
          </table:table-cell>
          <table:table-cell office:value-type="float" office:value="95" table:style-name="ce7">
            <text:p>95</text:p>
          </table:table-cell>
          <table:table-cell office:value-type="percentage" office:value="5.3400786958965711E-2" table:style-name="ce50">
            <text:p>5,3%</text:p>
          </table:table-cell>
          <table:table-cell office:value-type="float" office:value="112" table:style-name="ce7">
            <text:p>112</text:p>
          </table:table-cell>
          <table:table-cell office:value-type="percentage" office:value="2.5495105850216252E-2" table:style-name="ce50">
            <text:p>2,5%</text:p>
          </table:table-cell>
          <table:table-cell table:number-columns-repeated="16373"/>
        </table:table-row>
        <table:table-row table:style-name="ro5">
          <table:table-cell office:value-type="string" table:style-name="ce64">
            <text:p>Totales</text:p>
          </table:table-cell>
          <table:table-cell office:value-type="float" office:value="6046563" table:style-name="ce65">
            <text:p>6.046.563</text:p>
          </table:table-cell>
          <table:table-cell office:value-type="percentage" office:value="0.88321613234095919" table:style-name="ce66">
            <text:p>88,32%</text:p>
          </table:table-cell>
          <table:table-cell office:value-type="float" office:value="4040047" table:style-name="ce65">
            <text:p>4.040.047</text:p>
          </table:table-cell>
          <table:table-cell office:value-type="percentage" office:value="0.76982896276281543" table:style-name="ce66">
            <text:p>76,98%</text:p>
          </table:table-cell>
          <table:table-cell office:value-type="float" office:value="2295023" table:style-name="ce65">
            <text:p>2.295.023</text:p>
          </table:table-cell>
          <table:table-cell office:value-type="percentage" office:value="0.34401528821596811" table:style-name="ce66">
            <text:p>34,40%</text:p>
          </table:table-cell>
          <table:table-cell office:value-type="float" office:value="1302313" table:style-name="ce65">
            <text:p>1.302.313</text:p>
          </table:table-cell>
          <table:table-cell office:value-type="percentage" office:value="0.18676876341898585" table:style-name="ce66">
            <text:p>18,68%</text:p>
          </table:table-cell>
          <table:table-cell office:value-type="float" office:value="1240066" table:style-name="ce65">
            <text:p>1.240.066</text:p>
          </table:table-cell>
          <table:table-cell office:value-type="percentage" office:value="0.62599782023006212" table:style-name="ce66">
            <text:p>62,60%</text:p>
          </table:table-cell>
          <table:table-cell table:number-columns-repeated="16373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7"/>
          <table:table-cell table:style-name="ce1"/>
          <table:table-cell table:style-name="ce67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4" table:number-columns-repeated="16384" table:default-cell-style-name="ce1"/>
        <table:table-row table:style-name="ro13">
          <table:table-cell table:number-columns-spanned="1" table:number-rows-spanned="2" table:style-name="ce90"/>
          <table:table-cell office:value-type="string" table:number-columns-spanned="1" table:number-rows-spanned="2" table:style-name="ce91">
            <text:p>Población a vacunar 5-11 años</text:p>
          </table:table-cell>
          <table:table-cell office:value-type="string" table:number-columns-spanned="1" table:number-rows-spanned="2" table:style-name="ce91">
            <text:p>Nº Personas con al menos 1 dosis</text:p>
          </table:table-cell>
          <table:table-cell office:value-type="string" table:number-columns-spanned="1" table:number-rows-spanned="2" table:style-name="ce91">
            <text:p>% Personas con al menos 1 dosis</text:p>
          </table:table-cell>
          <table:table-cell office:value-type="string" table:number-columns-spanned="1" table:number-rows-spanned="2" table:style-name="ce91">
            <text:p>Fecha de la última vacuna registrada<text:s/><text:span text:style-name="T3">(2)</text:span></text:p>
          </table:table-cell>
          <table:table-cell table:number-columns-repeated="16379" table:style-name="ce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table-cell table:number-columns-repeated="16379" table:style-name="ce1"/>
        </table:table-row>
        <table:table-row table:style-name="ro5">
          <table:table-cell office:value-type="string" table:style-name="ce74">
            <text:p>Andalucía</text:p>
          </table:table-cell>
          <table:table-cell office:value-type="float" office:value="638443" table:style-name="ce75">
            <text:p>638.443</text:p>
          </table:table-cell>
          <table:table-cell office:value-type="float" office:value="197929" table:style-name="ce75">
            <text:p>197.929</text:p>
          </table:table-cell>
          <table:table-cell office:value-type="percentage" office:value="0.31001827884400018" table:style-name="ce76">
            <text:p>31,00%</text:p>
          </table:table-cell>
          <table:table-cell office:value-type="date" office:date-value="2022-01-03T00:00:00" table:style-name="ce77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ragón</text:p>
          </table:table-cell>
          <table:table-cell office:value-type="float" office:value="90144" table:style-name="ce79">
            <text:p>90.144</text:p>
          </table:table-cell>
          <table:table-cell office:value-type="float" office:value="30353" table:style-name="ce79">
            <text:p>30.353</text:p>
          </table:table-cell>
          <table:table-cell office:value-type="percentage" office:value="0.33671680866169684" table:style-name="ce80">
            <text:p>33,67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Asturias<text:s/></text:p>
          </table:table-cell>
          <table:table-cell office:value-type="float" office:value="54615" table:style-name="ce79">
            <text:p>54.615</text:p>
          </table:table-cell>
          <table:table-cell office:value-type="float" office:value="21357" table:style-name="ce79">
            <text:p>21.357</text:p>
          </table:table-cell>
          <table:table-cell office:value-type="percentage" office:value="0.39104641581982974" table:style-name="ce80">
            <text:p>39,10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Baleares</text:p>
          </table:table-cell>
          <table:table-cell office:value-type="float" office:value="84217" table:style-name="ce79">
            <text:p>84.217</text:p>
          </table:table-cell>
          <table:table-cell office:value-type="float" office:value="12947" table:style-name="ce79">
            <text:p>12.947</text:p>
          </table:table-cell>
          <table:table-cell office:value-type="percentage" office:value="0.15373380671360889" table:style-name="ce80">
            <text:p>15,37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arias</text:p>
          </table:table-cell>
          <table:table-cell office:value-type="float" office:value="136910" table:style-name="ce79">
            <text:p>136.910</text:p>
          </table:table-cell>
          <table:table-cell office:value-type="float" office:value="44172" table:style-name="ce79">
            <text:p>44.172</text:p>
          </table:table-cell>
          <table:table-cell office:value-type="percentage" office:value="0.32263530786648165" table:style-name="ce80">
            <text:p>32,26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ntabria</text:p>
          </table:table-cell>
          <table:table-cell office:value-type="float" office:value="38052" table:style-name="ce79">
            <text:p>38.052</text:p>
          </table:table-cell>
          <table:table-cell office:value-type="float" office:value="16564" table:style-name="ce79">
            <text:p>16.564</text:p>
          </table:table-cell>
          <table:table-cell office:value-type="percentage" office:value="0.43529906443813726" table:style-name="ce80">
            <text:p>43,53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stilla y León</text:p>
          </table:table-cell>
          <table:table-cell office:value-type="float" office:value="138981" table:style-name="ce79">
            <text:p>138.981</text:p>
          </table:table-cell>
          <table:table-cell office:value-type="float" office:value="44765" table:style-name="ce79">
            <text:p>44.765</text:p>
          </table:table-cell>
          <table:table-cell office:value-type="percentage" office:value="0.32209438700253989" table:style-name="ce80">
            <text:p>32,21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Castilla - La Mancha</text:p>
          </table:table-cell>
          <table:table-cell office:value-type="float" office:value="149968" table:style-name="ce79">
            <text:p>149.968</text:p>
          </table:table-cell>
          <table:table-cell office:value-type="float" office:value="45878" table:style-name="ce79">
            <text:p>45.878</text:p>
          </table:table-cell>
          <table:table-cell office:value-type="percentage" office:value="0.30591859596713966" table:style-name="ce80">
            <text:p>30,59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ataluña</text:p>
          </table:table-cell>
          <table:table-cell office:value-type="float" office:value="571450" table:style-name="ce79">
            <text:p>571.450</text:p>
          </table:table-cell>
          <table:table-cell office:value-type="float" office:value="145358" table:style-name="ce79">
            <text:p>145.358</text:p>
          </table:table-cell>
          <table:table-cell office:value-type="percentage" office:value="0.25436696123895353" table:style-name="ce80">
            <text:p>25,44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. Valenciana</text:p>
          </table:table-cell>
          <table:table-cell office:value-type="float" office:value="361203" table:style-name="ce79">
            <text:p>361.203</text:p>
          </table:table-cell>
          <table:table-cell office:value-type="float" office:value="106570" table:style-name="ce79">
            <text:p>106.570</text:p>
          </table:table-cell>
          <table:table-cell office:value-type="percentage" office:value="0.29504184627480945" table:style-name="ce80">
            <text:p>29,50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Extremadura</text:p>
          </table:table-cell>
          <table:table-cell office:value-type="float" office:value="69578" table:style-name="ce79">
            <text:p>69.578</text:p>
          </table:table-cell>
          <table:table-cell office:value-type="float" office:value="24750" table:style-name="ce79">
            <text:p>24.750</text:p>
          </table:table-cell>
          <table:table-cell office:value-type="percentage" office:value="0.35571588720572594" table:style-name="ce80">
            <text:p>35,57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Galicia*</text:p>
          </table:table-cell>
          <table:table-cell office:value-type="float" office:value="155893" table:style-name="ce79">
            <text:p>155.893</text:p>
          </table:table-cell>
          <table:table-cell office:value-type="float" office:value="56723" table:style-name="ce79">
            <text:p>56.723</text:p>
          </table:table-cell>
          <table:table-cell office:value-type="percentage" office:value="0.36385854400133427" table:style-name="ce80">
            <text:p>36,39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La Rioja</text:p>
          </table:table-cell>
          <table:table-cell office:value-type="float" office:value="22641" table:style-name="ce79">
            <text:p>22.641</text:p>
          </table:table-cell>
          <table:table-cell office:value-type="float" office:value="6542" table:style-name="ce79">
            <text:p>6.542</text:p>
          </table:table-cell>
          <table:table-cell office:value-type="percentage" office:value="0.28894483459211168" table:style-name="ce80">
            <text:p>28,89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adrid</text:p>
          </table:table-cell>
          <table:table-cell office:value-type="float" office:value="495144" table:style-name="ce79">
            <text:p>495.144</text:p>
          </table:table-cell>
          <table:table-cell office:value-type="float" office:value="138956" table:style-name="ce79">
            <text:p>138.956</text:p>
          </table:table-cell>
          <table:table-cell office:value-type="percentage" office:value="0.28063755190409256" table:style-name="ce80">
            <text:p>28,06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urcia<text:s text:c="2"/></text:p>
          </table:table-cell>
          <table:table-cell office:value-type="float" office:value="124444" table:style-name="ce79">
            <text:p>124.444</text:p>
          </table:table-cell>
          <table:table-cell office:value-type="float" office:value="35679" table:style-name="ce79">
            <text:p>35.679</text:p>
          </table:table-cell>
          <table:table-cell office:value-type="percentage" office:value="0.28670727395454981" table:style-name="ce80">
            <text:p>28,67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Navarra<text:s/></text:p>
          </table:table-cell>
          <table:table-cell office:value-type="float" office:value="50103" table:style-name="ce79">
            <text:p>50.103</text:p>
          </table:table-cell>
          <table:table-cell office:value-type="float" office:value="16406" table:style-name="ce79">
            <text:p>16.406</text:p>
          </table:table-cell>
          <table:table-cell office:value-type="percentage" office:value="0.327445462347564" table:style-name="ce80">
            <text:p>32,74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País Vasco</text:p>
          </table:table-cell>
          <table:table-cell office:value-type="float" office:value="149328" table:style-name="ce79">
            <text:p>149.328</text:p>
          </table:table-cell>
          <table:table-cell office:value-type="float" office:value="50737" table:style-name="ce79">
            <text:p>50.737</text:p>
          </table:table-cell>
          <table:table-cell office:value-type="percentage" office:value="0.33976883102967964" table:style-name="ce80">
            <text:p>33,98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Ceuta</text:p>
          </table:table-cell>
          <table:table-cell office:value-type="float" office:value="8455" table:style-name="ce79">
            <text:p>8.455</text:p>
          </table:table-cell>
          <table:table-cell office:value-type="float" office:value="2127" table:style-name="ce79">
            <text:p>2.127</text:p>
          </table:table-cell>
          <table:table-cell office:value-type="percentage" office:value="0.2515671200473093" table:style-name="ce80">
            <text:p>25,16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78">
            <text:p>Melilla</text:p>
          </table:table-cell>
          <table:table-cell office:value-type="float" office:value="9707" table:style-name="ce79">
            <text:p>9.707</text:p>
          </table:table-cell>
          <table:table-cell office:value-type="float" office:value="2538" table:style-name="ce79">
            <text:p>2.538</text:p>
          </table:table-cell>
          <table:table-cell office:value-type="percentage" office:value="0.26146080148346557" table:style-name="ce80">
            <text:p>26,15%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14">
          <table:table-cell office:value-type="string" table:style-name="ce78">
            <text:p>Fuerzas Armadas*</text:p>
          </table:table-cell>
          <table:table-cell office:value-type="string" table:style-name="ce82">
            <text:p>-</text:p>
          </table:table-cell>
          <table:table-cell office:value-type="float" office:value="0" table:style-name="ce82">
            <text:p>0</text:p>
          </table:table-cell>
          <table:table-cell office:value-type="string" table:style-name="ce82">
            <text:p>-</text:p>
          </table:table-cell>
          <table:table-cell office:value-type="date" office:date-value="2022-01-03T00:00:00" table:style-name="ce81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3">
            <text:p>Sanidad Exterior</text:p>
          </table:table-cell>
          <table:table-cell office:value-type="string" table:style-name="ce84">
            <text:p>-</text:p>
          </table:table-cell>
          <table:table-cell office:value-type="float" office:value="0" table:style-name="ce84">
            <text:p>0</text:p>
          </table:table-cell>
          <table:table-cell office:value-type="string" table:style-name="ce84">
            <text:p>-</text:p>
          </table:table-cell>
          <table:table-cell office:value-type="date" office:date-value="2022-01-03T00:00:00" table:style-name="ce85">
            <text:p>03/01/2022</text:p>
          </table:table-cell>
          <table:table-cell table:number-columns-repeated="6" table:style-name="ce1"/>
          <table:table-cell table:style-name="ce67"/>
          <table:table-cell table:number-columns-repeated="16372"/>
        </table:table-row>
        <table:table-row table:style-name="ro5">
          <table:table-cell office:value-type="string" table:style-name="ce86">
            <text:p>Totales</text:p>
          </table:table-cell>
          <table:table-cell office:value-type="float" office:value="3349276" table:style-name="ce87">
            <text:p>3.349.276</text:p>
          </table:table-cell>
          <table:table-cell office:value-type="float" office:value="1000351" table:style-name="ce87">
            <text:p>1.000.351</text:p>
          </table:table-cell>
          <table:table-cell office:value-type="percentage" office:value="0.29867678865521979" table:style-name="ce88">
            <text:p>29,87%</text:p>
          </table:table-cell>
          <table:table-cell table:style-name="ce89"/>
          <table:table-cell table:number-columns-repeated="6" table:style-name="ce1"/>
          <table:table-cell table:style-name="ce67"/>
          <table:table-cell table:number-columns-repeated="16372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uyse Sanchez. Xavier</dc:creator>
    <meta:creation-date>2021-10-19T15:41:35Z</meta:creation-date>
    <dc:date>2022-01-04T15:42:08Z</dc:date>
  </office:meta>
</office:document-meta>
</file>